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Feuille1" table:style-name="ta1">
        <table:shapes>
          <draw:frame draw:z-index="0" draw:style-name="gr1" draw:text-style-name="P1" svg:width="32.254cm" svg:height="18.155cm" svg:x="24.772cm" svg:y="-0.013cm">
            <draw:object draw:notify-on-update-of-ranges="Feuille1.B3:Feuille1.B64 Feuille1.H3:Feuille1.H6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2.609cm" svg:height="17.301cm" svg:x="24.707cm" svg:y="18.483cm">
            <draw:object draw:notify-on-update-of-ranges="Feuille1.B6:Feuille1.B61 Feuille1.I6:Feuille1.I6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6" table:default-cell-style-name="Default"/>
        <table:table-row table:style-name="ro1" table:number-rows-repeated="2">
          <table:table-cell table:number-columns-repeated="2"/>
          <table:table-cell table:style-name="Default"/>
          <table:table-cell table:number-columns-repeated="6"/>
        </table:table-row>
        <table:table-row table:style-name="ro2">
          <table:table-cell/>
          <table:table-cell office:value-type="float" office:value="1">
            <text:p>1</text:p>
          </table:table-cell>
          <table:table-cell office:value-type="float" office:value="56.2654305">
            <text:p>56,2654305</text:p>
          </table:table-cell>
          <table:table-cell office:value-type="float" office:value="31">
            <text:p>31</text:p>
          </table:table-cell>
          <table:table-cell office:value-type="float" office:value="0.358032525">
            <text:p>0,358032525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 office:value-type="float" office:value="51.1497803">
            <text:p>51,1497803</text:p>
          </table:table-cell>
          <table:table-cell office:value-type="float" office:value="31">
            <text:p>31</text:p>
          </table:table-cell>
          <table:table-cell office:value-type="float" office:value="0.274015695">
            <text:p>0,274015695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3">
            <text:p>3</text:p>
          </table:table-cell>
          <table:table-cell office:value-type="float" office:value="50.8355064">
            <text:p>50,8355064</text:p>
          </table:table-cell>
          <table:table-cell office:value-type="float" office:value="31">
            <text:p>31</text:p>
          </table:table-cell>
          <table:table-cell office:value-type="float" office:value="0.349405289">
            <text:p>0,349405289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4">
            <text:p>4</text:p>
          </table:table-cell>
          <table:table-cell office:value-type="float" office:value="49.3469925">
            <text:p>49,3469925</text:p>
          </table:table-cell>
          <table:table-cell office:value-type="float" office:value="31">
            <text:p>31</text:p>
          </table:table-cell>
          <table:table-cell office:value-type="float" office:value="0.422888488">
            <text:p>0,422888488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H3]+[.H4]+[.H5]+[.H6]+[.H7]+[.H8]+[.H9])/7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5">
            <text:p>5</text:p>
          </table:table-cell>
          <table:table-cell office:value-type="float" office:value="48.3112488">
            <text:p>48,3112488</text:p>
          </table:table-cell>
          <table:table-cell office:value-type="float" office:value="31">
            <text:p>31</text:p>
          </table:table-cell>
          <table:table-cell office:value-type="float" office:value="0.383323997">
            <text:p>0,383323997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H4]+[.H5]+[.H6]+[.H7]+[.H8]+[.H9]+[.H10])/7" office:value-type="float" office:value="0.142857142857143">
            <text:p>0,1428571429</text:p>
          </table:table-cell>
        </table:table-row>
        <table:table-row table:style-name="ro2">
          <table:table-cell/>
          <table:table-cell office:value-type="float" office:value="6">
            <text:p>6</text:p>
          </table:table-cell>
          <table:table-cell office:value-type="float" office:value="61.9284859">
            <text:p>61,9284859</text:p>
          </table:table-cell>
          <table:table-cell office:value-type="float" office:value="124">
            <text:p>124</text:p>
          </table:table-cell>
          <table:table-cell office:value-type="float" office:value="5.57163715">
            <text:p>5,57163715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H5]+[.H6]+[.H7]+[.H8]+[.H9]+[.H10]+[.H11])/7" office:value-type="float" office:value="0.428571428571429">
            <text:p>0,4285714286</text:p>
          </table:table-cell>
        </table:table-row>
        <table:table-row table:style-name="ro2">
          <table:table-cell/>
          <table:table-cell office:value-type="float" office:value="7">
            <text:p>7</text:p>
          </table:table-cell>
          <table:table-cell office:value-type="float" office:value="57.4764862">
            <text:p>57,4764862</text:p>
          </table:table-cell>
          <table:table-cell office:value-type="float" office:value="124">
            <text:p>124</text:p>
          </table:table-cell>
          <table:table-cell office:value-type="float" office:value="5.51315689">
            <text:p>5,51315689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H6]+[.H7]+[.H8]+[.H9]+[.H10]+[.H11]+[.H12])/7" office:value-type="float" office:value="0.428571428571429">
            <text:p>0,4285714286</text:p>
          </table:table-cell>
        </table:table-row>
        <table:table-row table:style-name="ro2">
          <table:table-cell/>
          <table:table-cell office:value-type="float" office:value="8">
            <text:p>8</text:p>
          </table:table-cell>
          <table:table-cell office:value-type="float" office:value="44.4166107">
            <text:p>44,4166107</text:p>
          </table:table-cell>
          <table:table-cell office:value-type="float" office:value="124">
            <text:p>124</text:p>
          </table:table-cell>
          <table:table-cell office:value-type="float" office:value="5.33760357">
            <text:p>5,33760357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([.H7]+[.H8]+[.H9]+[.H10]+[.H11]+[.H12]+[.H13])/7" office:value-type="float" office:value="0.428571428571429">
            <text:p>0,4285714286</text:p>
          </table:table-cell>
        </table:table-row>
        <table:table-row table:style-name="ro2">
          <table:table-cell/>
          <table:table-cell office:value-type="float" office:value="9">
            <text:p>9</text:p>
          </table:table-cell>
          <table:table-cell office:value-type="float" office:value="46.485569">
            <text:p>46,485569</text:p>
          </table:table-cell>
          <table:table-cell office:value-type="float" office:value="31">
            <text:p>31</text:p>
          </table:table-cell>
          <table:table-cell office:value-type="float" office:value="0.66474396">
            <text:p>0,66474396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([.H8]+[.H9]+[.H10]+[.H11]+[.H12]+[.H13]+[.H14])/7"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10">
            <text:p>10</text:p>
          </table:table-cell>
          <table:table-cell office:value-type="float" office:value="45.5245323">
            <text:p>45,5245323</text:p>
          </table:table-cell>
          <table:table-cell office:value-type="float" office:value="124">
            <text:p>124</text:p>
          </table:table-cell>
          <table:table-cell office:value-type="float" office:value="4.94362497">
            <text:p>4,94362497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H9]+[.H10]+[.H11]+[.H12]+[.H13]+[.H14]+[.H15])/7" office:value-type="float" office:value="1.71428571428571">
            <text:p>1,7142857143</text:p>
          </table:table-cell>
        </table:table-row>
        <table:table-row table:style-name="ro2">
          <table:table-cell/>
          <table:table-cell office:value-type="float" office:value="11">
            <text:p>11</text:p>
          </table:table-cell>
          <table:table-cell office:value-type="float" office:value="46.8608284">
            <text:p>46,8608284</text:p>
          </table:table-cell>
          <table:table-cell office:value-type="float" office:value="124">
            <text:p>124</text:p>
          </table:table-cell>
          <table:table-cell office:value-type="float" office:value="5.04653549">
            <text:p>5,04653549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H10]+[.H11]+[.H12]+[.H13]+[.H14]+[.H15]+[.H16])/7" office:value-type="float" office:value="3">
            <text:p>3</text:p>
          </table:table-cell>
        </table:table-row>
        <table:table-row table:style-name="ro2">
          <table:table-cell/>
          <table:table-cell office:value-type="float" office:value="12">
            <text:p>12</text:p>
          </table:table-cell>
          <table:table-cell office:value-type="float" office:value="47.9068069">
            <text:p>47,9068069</text:p>
          </table:table-cell>
          <table:table-cell office:value-type="float" office:value="124">
            <text:p>124</text:p>
          </table:table-cell>
          <table:table-cell office:value-type="float" office:value="5.11144161">
            <text:p>5,11144161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([.H11]+[.H12]+[.H13]+[.H14]+[.H15]+[.H16]+[.H17])/7" office:value-type="float" office:value="3.85714285714286">
            <text:p>3,8571428571</text:p>
          </table:table-cell>
        </table:table-row>
        <table:table-row table:style-name="ro2">
          <table:table-cell/>
          <table:table-cell office:value-type="float" office:value="13">
            <text:p>13</text:p>
          </table:table-cell>
          <table:table-cell office:value-type="float" office:value="46.8045616">
            <text:p>46,8045616</text:p>
          </table:table-cell>
          <table:table-cell office:value-type="float" office:value="124">
            <text:p>124</text:p>
          </table:table-cell>
          <table:table-cell office:value-type="float" office:value="4.90968943">
            <text:p>4,90968943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([.H12]+[.H13]+[.H14]+[.H15]+[.H16]+[.H17]+[.H18])/7" office:value-type="float" office:value="4.57142857142857">
            <text:p>4,5714285714</text:p>
          </table:table-cell>
        </table:table-row>
        <table:table-row table:style-name="ro2">
          <table:table-cell/>
          <table:table-cell office:value-type="float" office:value="14">
            <text:p>14</text:p>
          </table:table-cell>
          <table:table-cell office:value-type="float" office:value="47.4735031">
            <text:p>47,4735031</text:p>
          </table:table-cell>
          <table:table-cell office:value-type="float" office:value="124">
            <text:p>124</text:p>
          </table:table-cell>
          <table:table-cell office:value-type="float" office:value="4.79638481">
            <text:p>4,79638481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([.H13]+[.H14]+[.H15]+[.H16]+[.H17]+[.H18]+[.H19])/7" office:value-type="float" office:value="4.85714285714286">
            <text:p>4,8571428571</text:p>
          </table:table-cell>
        </table:table-row>
        <table:table-row table:style-name="ro2">
          <table:table-cell/>
          <table:table-cell office:value-type="float" office:value="15">
            <text:p>15</text:p>
          </table:table-cell>
          <table:table-cell office:value-type="float" office:value="47.4850693">
            <text:p>47,4850693</text:p>
          </table:table-cell>
          <table:table-cell office:value-type="float" office:value="124">
            <text:p>124</text:p>
          </table:table-cell>
          <table:table-cell office:value-type="float" office:value="4.99489021">
            <text:p>4,99489021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([.H14]+[.H15]+[.H16]+[.H17]+[.H18]+[.H19]+[.H20])/7" office:value-type="float" office:value="6">
            <text:p>6</text:p>
          </table:table-cell>
        </table:table-row>
        <table:table-row table:style-name="ro2">
          <table:table-cell/>
          <table:table-cell office:value-type="float" office:value="16">
            <text:p>16</text:p>
          </table:table-cell>
          <table:table-cell office:value-type="float" office:value="44.5372849">
            <text:p>44,5372849</text:p>
          </table:table-cell>
          <table:table-cell office:value-type="float" office:value="124">
            <text:p>124</text:p>
          </table:table-cell>
          <table:table-cell office:value-type="float" office:value="4.99831486">
            <text:p>4,99831486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([.H15]+[.H16]+[.H17]+[.H18]+[.H19]+[.H20]+[.H21])/7" office:value-type="float" office:value="6.14285714285714">
            <text:p>6,1428571429</text:p>
          </table:table-cell>
        </table:table-row>
        <table:table-row table:style-name="ro2">
          <table:table-cell/>
          <table:table-cell office:value-type="float" office:value="17">
            <text:p>17</text:p>
          </table:table-cell>
          <table:table-cell office:value-type="float" office:value="37.0913467">
            <text:p>37,0913467</text:p>
          </table:table-cell>
          <table:table-cell office:value-type="float" office:value="124">
            <text:p>124</text:p>
          </table:table-cell>
          <table:table-cell office:value-type="float" office:value="5.20932198">
            <text:p>5,20932198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([.H16]+[.H17]+[.H18]+[.H19]+[.H20]+[.H21]+[.H22])/7" office:value-type="float" office:value="6.14285714285714">
            <text:p>6,1428571429</text:p>
          </table:table-cell>
        </table:table-row>
        <table:table-row table:style-name="ro2">
          <table:table-cell/>
          <table:table-cell office:value-type="float" office:value="18">
            <text:p>18</text:p>
          </table:table-cell>
          <table:table-cell office:value-type="float" office:value="31.7509651">
            <text:p>31,7509651</text:p>
          </table:table-cell>
          <table:table-cell office:value-type="float" office:value="41.3333321">
            <text:p>41,3333321</text:p>
          </table:table-cell>
          <table:table-cell office:value-type="float" office:value="4.80850792">
            <text:p>4,80850792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([.H17]+[.H18]+[.H19]+[.H20]+[.H21]+[.H22]+[.H23])/7" office:value-type="float" office:value="6.42857142857143">
            <text:p>6,4285714286</text:p>
          </table:table-cell>
        </table:table-row>
        <table:table-row table:style-name="ro2">
          <table:table-cell/>
          <table:table-cell office:value-type="float" office:value="19">
            <text:p>19</text:p>
          </table:table-cell>
          <table:table-cell office:value-type="float" office:value="35.601078">
            <text:p>35,601078</text:p>
          </table:table-cell>
          <table:table-cell office:value-type="float" office:value="41.3333321">
            <text:p>41,3333321</text:p>
          </table:table-cell>
          <table:table-cell office:value-type="float" office:value="4.84572029">
            <text:p>4,84572029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([.H18]+[.H19]+[.H20]+[.H21]+[.H22]+[.H23]+[.H24])/7" office:value-type="float" office:value="6.71428571428571">
            <text:p>6,7142857143</text:p>
          </table:table-cell>
        </table:table-row>
        <table:table-row table:style-name="ro2">
          <table:table-cell/>
          <table:table-cell office:value-type="float" office:value="20">
            <text:p>20</text:p>
          </table:table-cell>
          <table:table-cell office:value-type="float" office:value="37.85886">
            <text:p>37,85886</text:p>
          </table:table-cell>
          <table:table-cell office:value-type="float" office:value="124">
            <text:p>124</text:p>
          </table:table-cell>
          <table:table-cell office:value-type="float" office:value="5.16241312">
            <text:p>5,16241312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([.H19]+[.H20]+[.H21]+[.H22]+[.H23]+[.H24]+[.H25])/7" office:value-type="float" office:value="6.85714285714286">
            <text:p>6,8571428571</text:p>
          </table:table-cell>
        </table:table-row>
        <table:table-row table:style-name="ro2">
          <table:table-cell/>
          <table:table-cell office:value-type="float" office:value="21">
            <text:p>21</text:p>
          </table:table-cell>
          <table:table-cell office:value-type="float" office:value="39.330452">
            <text:p>39,330452</text:p>
          </table:table-cell>
          <table:table-cell office:value-type="float" office:value="124">
            <text:p>124</text:p>
          </table:table-cell>
          <table:table-cell office:value-type="float" office:value="5.18984461">
            <text:p>5,18984461</text:p>
          </table:table-cell>
          <table:table-cell table:number-columns-repeated="2"/>
          <table:table-cell office:value-type="float" office:value="11">
            <text:p>11</text:p>
          </table:table-cell>
          <table:table-cell table:formula="of:=([.H20]+[.H21]+[.H22]+[.H23]+[.H24]+[.H25]+[.H26])/7" office:value-type="float" office:value="7.57142857142857">
            <text:p>7,5714285714</text:p>
          </table:table-cell>
        </table:table-row>
        <table:table-row table:style-name="ro2">
          <table:table-cell/>
          <table:table-cell office:value-type="float" office:value="22">
            <text:p>22</text:p>
          </table:table-cell>
          <table:table-cell office:value-type="float" office:value="42.3124847">
            <text:p>42,3124847</text:p>
          </table:table-cell>
          <table:table-cell office:value-type="float" office:value="124">
            <text:p>124</text:p>
          </table:table-cell>
          <table:table-cell office:value-type="float" office:value="5.09979486">
            <text:p>5,09979486</text:p>
          </table:table-cell>
          <table:table-cell table:number-columns-repeated="2"/>
          <table:table-cell office:value-type="float" office:value="9">
            <text:p>9</text:p>
          </table:table-cell>
          <table:table-cell table:formula="of:=([.H21]+[.H22]+[.H23]+[.H24]+[.H25]+[.H26]+[.H27])/7" office:value-type="float" office:value="9">
            <text:p>9</text:p>
          </table:table-cell>
        </table:table-row>
        <table:table-row table:style-name="ro2">
          <table:table-cell/>
          <table:table-cell office:value-type="float" office:value="23">
            <text:p>23</text:p>
          </table:table-cell>
          <table:table-cell office:value-type="float" office:value="45.2058182">
            <text:p>45,2058182</text:p>
          </table:table-cell>
          <table:table-cell office:value-type="float" office:value="124">
            <text:p>124</text:p>
          </table:table-cell>
          <table:table-cell office:value-type="float" office:value="5.13718557">
            <text:p>5,13718557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([.H22]+[.H23]+[.H24]+[.H25]+[.H26]+[.H27]+[.H28])/7" office:value-type="float" office:value="9.28571428571429">
            <text:p>9,2857142857</text:p>
          </table:table-cell>
        </table:table-row>
        <table:table-row table:style-name="ro2">
          <table:table-cell/>
          <table:table-cell office:value-type="float" office:value="24">
            <text:p>24</text:p>
          </table:table-cell>
          <table:table-cell office:value-type="float" office:value="48.3409004">
            <text:p>48,3409004</text:p>
          </table:table-cell>
          <table:table-cell office:value-type="float" office:value="62">
            <text:p>62</text:p>
          </table:table-cell>
          <table:table-cell office:value-type="float" office:value="1.11527693">
            <text:p>1,11527693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([.H23]+[.H24]+[.H25]+[.H26]+[.H27]+[.H28]+[.H29])/7" office:value-type="float" office:value="10.4285714285714">
            <text:p>10,4285714286</text:p>
          </table:table-cell>
        </table:table-row>
        <table:table-row table:style-name="ro2">
          <table:table-cell/>
          <table:table-cell office:value-type="float" office:value="25">
            <text:p>25</text:p>
          </table:table-cell>
          <table:table-cell office:value-type="float" office:value="51.2064018">
            <text:p>51,2064018</text:p>
          </table:table-cell>
          <table:table-cell office:value-type="float" office:value="124">
            <text:p>124</text:p>
          </table:table-cell>
          <table:table-cell office:value-type="float" office:value="5.01943684">
            <text:p>5,01943684</text:p>
          </table:table-cell>
          <table:table-cell table:number-columns-repeated="2"/>
          <table:table-cell office:value-type="float" office:value="18">
            <text:p>18</text:p>
          </table:table-cell>
          <table:table-cell table:formula="of:=([.H24]+[.H25]+[.H26]+[.H27]+[.H28]+[.H29]+[.H30])/7" office:value-type="float" office:value="9">
            <text:p>9</text:p>
          </table:table-cell>
        </table:table-row>
        <table:table-row table:style-name="ro2">
          <table:table-cell/>
          <table:table-cell office:value-type="float" office:value="26">
            <text:p>26</text:p>
          </table:table-cell>
          <table:table-cell office:value-type="float" office:value="42.6424866">
            <text:p>42,6424866</text:p>
          </table:table-cell>
          <table:table-cell office:value-type="float" office:value="124">
            <text:p>124</text:p>
          </table:table-cell>
          <table:table-cell office:value-type="float" office:value="5.10203266">
            <text:p>5,10203266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([.H25]+[.H26]+[.H27]+[.H28]+[.H29]+[.H30]+[.H31])/7" office:value-type="float" office:value="8.42857142857143">
            <text:p>8,4285714286</text:p>
          </table:table-cell>
        </table:table-row>
        <table:table-row table:style-name="ro2">
          <table:table-cell/>
          <table:table-cell office:value-type="float" office:value="27">
            <text:p>27</text:p>
          </table:table-cell>
          <table:table-cell office:value-type="float" office:value="50.9743309">
            <text:p>50,9743309</text:p>
          </table:table-cell>
          <table:table-cell office:value-type="float" office:value="124">
            <text:p>124</text:p>
          </table:table-cell>
          <table:table-cell office:value-type="float" office:value="4.97403097">
            <text:p>4,97403097</text:p>
          </table:table-cell>
          <table:table-cell table:number-columns-repeated="2"/>
          <table:table-cell office:value-type="float" office:value="13">
            <text:p>13</text:p>
          </table:table-cell>
          <table:table-cell table:formula="of:=([.H26]+[.H27]+[.H28]+[.H29]+[.H30]+[.H31]+[.H32])/7" office:value-type="float" office:value="8">
            <text:p>8</text:p>
          </table:table-cell>
        </table:table-row>
        <table:table-row table:style-name="ro2">
          <table:table-cell/>
          <table:table-cell office:value-type="float" office:value="28">
            <text:p>28</text:p>
          </table:table-cell>
          <table:table-cell office:value-type="float" office:value="53.7201118">
            <text:p>53,7201118</text:p>
          </table:table-cell>
          <table:table-cell office:value-type="float" office:value="124">
            <text:p>124</text:p>
          </table:table-cell>
          <table:table-cell office:value-type="float" office:value="5.1142211">
            <text:p>5,114221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([.H27]+[.H28]+[.H29]+[.H30]+[.H31]+[.H32]+[.H33])/7" office:value-type="float" office:value="8.42857142857143">
            <text:p>8,4285714286</text:p>
          </table:table-cell>
        </table:table-row>
        <table:table-row table:style-name="ro2">
          <table:table-cell/>
          <table:table-cell office:value-type="float" office:value="29">
            <text:p>29</text:p>
          </table:table-cell>
          <table:table-cell office:value-type="float" office:value="54.317646">
            <text:p>54,317646</text:p>
          </table:table-cell>
          <table:table-cell office:value-type="float" office:value="124">
            <text:p>124</text:p>
          </table:table-cell>
          <table:table-cell office:value-type="float" office:value="5.09853745">
            <text:p>5,09853745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([.H28]+[.H29]+[.H30]+[.H31]+[.H32]+[.H33]+[.H34])/7" office:value-type="float" office:value="6.71428571428571">
            <text:p>6,7142857143</text:p>
          </table:table-cell>
        </table:table-row>
        <table:table-row table:style-name="ro2">
          <table:table-cell/>
          <table:table-cell office:value-type="float" office:value="30">
            <text:p>30</text:p>
          </table:table-cell>
          <table:table-cell office:value-type="float" office:value="49.8965645">
            <text:p>49,8965645</text:p>
          </table:table-cell>
          <table:table-cell office:value-type="float" office:value="124">
            <text:p>124</text:p>
          </table:table-cell>
          <table:table-cell office:value-type="float" office:value="5.02643967">
            <text:p>5,02643967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([.H29]+[.H30]+[.H31]+[.H32]+[.H33]+[.H34]+[.H35])/7" office:value-type="float" office:value="6.42857142857143">
            <text:p>6,4285714286</text:p>
          </table:table-cell>
        </table:table-row>
        <table:table-row table:style-name="ro2">
          <table:table-cell/>
          <table:table-cell office:value-type="float" office:value="31">
            <text:p>31</text:p>
          </table:table-cell>
          <table:table-cell office:value-type="float" office:value="53.5508957">
            <text:p>53,5508957</text:p>
          </table:table-cell>
          <table:table-cell office:value-type="float" office:value="124">
            <text:p>124</text:p>
          </table:table-cell>
          <table:table-cell office:value-type="float" office:value="4.94557238">
            <text:p>4,94557238</text:p>
          </table:table-cell>
          <table:table-cell table:number-columns-repeated="2"/>
          <table:table-cell office:value-type="float" office:value="10">
            <text:p>10</text:p>
          </table:table-cell>
          <table:table-cell table:formula="of:=([.H30]+[.H31]+[.H32]+[.H33]+[.H34]+[.H35]+[.H36])/7" office:value-type="float" office:value="5.42857142857143">
            <text:p>5,4285714286</text:p>
          </table:table-cell>
        </table:table-row>
        <table:table-row table:style-name="ro2">
          <table:table-cell/>
          <table:table-cell office:value-type="float" office:value="32">
            <text:p>32</text:p>
          </table:table-cell>
          <table:table-cell office:value-type="float" office:value="60.4212189">
            <text:p>60,4212189</text:p>
          </table:table-cell>
          <table:table-cell office:value-type="float" office:value="124">
            <text:p>124</text:p>
          </table:table-cell>
          <table:table-cell office:value-type="float" office:value="4.87005949">
            <text:p>4,87005949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([.H31]+[.H32]+[.H33]+[.H34]+[.H35]+[.H36]+[.H37])/7" office:value-type="float" office:value="5.85714285714286">
            <text:p>5,8571428571</text:p>
          </table:table-cell>
        </table:table-row>
        <table:table-row table:style-name="ro2">
          <table:table-cell/>
          <table:table-cell office:value-type="float" office:value="33">
            <text:p>33</text:p>
          </table:table-cell>
          <table:table-cell office:value-type="float" office:value="53.73312">
            <text:p>53,73312</text:p>
          </table:table-cell>
          <table:table-cell office:value-type="float" office:value="124">
            <text:p>124</text:p>
          </table:table-cell>
          <table:table-cell office:value-type="float" office:value="4.95664692">
            <text:p>4,95664692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([.H32]+[.H33]+[.H34]+[.H35]+[.H36]+[.H37]+[.H38])/7" office:value-type="float" office:value="5.42857142857143">
            <text:p>5,4285714286</text:p>
          </table:table-cell>
        </table:table-row>
        <table:table-row table:style-name="ro2">
          <table:table-cell/>
          <table:table-cell office:value-type="float" office:value="34">
            <text:p>34</text:p>
          </table:table-cell>
          <table:table-cell office:value-type="float" office:value="56.037117">
            <text:p>56,037117</text:p>
          </table:table-cell>
          <table:table-cell office:value-type="float" office:value="124">
            <text:p>124</text:p>
          </table:table-cell>
          <table:table-cell office:value-type="float" office:value="5.09833145">
            <text:p>5,09833145</text:p>
          </table:table-cell>
          <table:table-cell table:number-columns-repeated="2"/>
          <table:table-cell office:value-type="float" office:value="6">
            <text:p>6</text:p>
          </table:table-cell>
          <table:table-cell table:formula="of:=([.H33]+[.H34]+[.H35]+[.H36]+[.H37]+[.H38]+[.H39])/7" office:value-type="float" office:value="5.28571428571429">
            <text:p>5,2857142857</text:p>
          </table:table-cell>
        </table:table-row>
        <table:table-row table:style-name="ro2">
          <table:table-cell/>
          <table:table-cell office:value-type="float" office:value="35">
            <text:p>35</text:p>
          </table:table-cell>
          <table:table-cell office:value-type="float" office:value="59.5308723">
            <text:p>59,5308723</text:p>
          </table:table-cell>
          <table:table-cell office:value-type="float" office:value="124">
            <text:p>124</text:p>
          </table:table-cell>
          <table:table-cell office:value-type="float" office:value="5.05254316">
            <text:p>5,05254316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([.H34]+[.H35]+[.H36]+[.H37]+[.H38]+[.H39]+[.H40])/7" office:value-type="float" office:value="4.57142857142857">
            <text:p>4,5714285714</text:p>
          </table:table-cell>
        </table:table-row>
        <table:table-row table:style-name="ro2">
          <table:table-cell/>
          <table:table-cell office:value-type="float" office:value="36">
            <text:p>36</text:p>
          </table:table-cell>
          <table:table-cell office:value-type="float" office:value="52.9832611">
            <text:p>52,9832611</text:p>
          </table:table-cell>
          <table:table-cell office:value-type="float" office:value="124">
            <text:p>124</text:p>
          </table:table-cell>
          <table:table-cell office:value-type="float" office:value="5.04742193">
            <text:p>5,04742193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([.H35]+[.H36]+[.H37]+[.H38]+[.H39]+[.H40]+[.H41])/7" office:value-type="float" office:value="4">
            <text:p>4</text:p>
          </table:table-cell>
        </table:table-row>
        <table:table-row table:style-name="ro2">
          <table:table-cell/>
          <table:table-cell office:value-type="float" office:value="37">
            <text:p>37</text:p>
          </table:table-cell>
          <table:table-cell office:value-type="float" office:value="51.0696564">
            <text:p>51,0696564</text:p>
          </table:table-cell>
          <table:table-cell office:value-type="float" office:value="124">
            <text:p>124</text:p>
          </table:table-cell>
          <table:table-cell office:value-type="float" office:value="5.25600147">
            <text:p>5,25600147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([.H36]+[.H37]+[.H38]+[.H39]+[.H40]+[.H41]+[.H42])/7" office:value-type="float" office:value="4">
            <text:p>4</text:p>
          </table:table-cell>
        </table:table-row>
        <table:table-row table:style-name="ro2">
          <table:table-cell/>
          <table:table-cell office:value-type="float" office:value="38">
            <text:p>38</text:p>
          </table:table-cell>
          <table:table-cell office:value-type="float" office:value="47.3604851">
            <text:p>47,3604851</text:p>
          </table:table-cell>
          <table:table-cell office:value-type="float" office:value="124">
            <text:p>124</text:p>
          </table:table-cell>
          <table:table-cell office:value-type="float" office:value="5.31533861">
            <text:p>5,31533861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([.H37]+[.H38]+[.H39]+[.H40]+[.H41]+[.H42]+[.H43])/7" office:value-type="float" office:value="3.42857142857143">
            <text:p>3,4285714286</text:p>
          </table:table-cell>
        </table:table-row>
        <table:table-row table:style-name="ro2">
          <table:table-cell/>
          <table:table-cell office:value-type="float" office:value="39">
            <text:p>39</text:p>
          </table:table-cell>
          <table:table-cell office:value-type="float" office:value="50.4543304">
            <text:p>50,4543304</text:p>
          </table:table-cell>
          <table:table-cell office:value-type="float" office:value="124">
            <text:p>124</text:p>
          </table:table-cell>
          <table:table-cell office:value-type="float" office:value="5.48575878">
            <text:p>5,48575878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([.H38]+[.H39]+[.H40]+[.H41]+[.H42]+[.H43]+[.H44])/7" office:value-type="float" office:value="3.42857142857143">
            <text:p>3,4285714286</text:p>
          </table:table-cell>
        </table:table-row>
        <table:table-row table:style-name="ro2">
          <table:table-cell/>
          <table:table-cell office:value-type="float" office:value="40">
            <text:p>40</text:p>
          </table:table-cell>
          <table:table-cell office:value-type="float" office:value="30.6737251">
            <text:p>30,6737251</text:p>
          </table:table-cell>
          <table:table-cell office:value-type="float" office:value="31">
            <text:p>31</text:p>
          </table:table-cell>
          <table:table-cell office:value-type="float" office:value="1.28853428">
            <text:p>1,28853428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([.H39]+[.H40]+[.H41]+[.H42]+[.H43]+[.H44]+[.H45])/7" office:value-type="float" office:value="3.42857142857143">
            <text:p>3,4285714286</text:p>
          </table:table-cell>
        </table:table-row>
        <table:table-row table:style-name="ro2">
          <table:table-cell/>
          <table:table-cell office:value-type="float" office:value="41">
            <text:p>41</text:p>
          </table:table-cell>
          <table:table-cell office:value-type="float" office:value="38.4387207">
            <text:p>38,4387207</text:p>
          </table:table-cell>
          <table:table-cell office:value-type="float" office:value="124">
            <text:p>124</text:p>
          </table:table-cell>
          <table:table-cell office:value-type="float" office:value="5.47033739">
            <text:p>5,47033739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([.H40]+[.H41]+[.H42]+[.H43]+[.H44]+[.H45]+[.H46])/7" office:value-type="float" office:value="2.85714285714286">
            <text:p>2,8571428571</text:p>
          </table:table-cell>
        </table:table-row>
        <table:table-row table:style-name="ro2">
          <table:table-cell/>
          <table:table-cell office:value-type="float" office:value="42">
            <text:p>42</text:p>
          </table:table-cell>
          <table:table-cell office:value-type="float" office:value="45.9766808">
            <text:p>45,9766808</text:p>
          </table:table-cell>
          <table:table-cell office:value-type="float" office:value="124">
            <text:p>124</text:p>
          </table:table-cell>
          <table:table-cell office:value-type="float" office:value="5.42212296">
            <text:p>5,42212296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([.H41]+[.H42]+[.H43]+[.H44]+[.H45]+[.H46]+[.H47])/7" office:value-type="float" office:value="2.14285714285714">
            <text:p>2,1428571429</text:p>
          </table:table-cell>
        </table:table-row>
        <table:table-row table:style-name="ro2">
          <table:table-cell/>
          <table:table-cell office:value-type="float" office:value="43">
            <text:p>43</text:p>
          </table:table-cell>
          <table:table-cell office:value-type="float" office:value="45.8025131">
            <text:p>45,8025131</text:p>
          </table:table-cell>
          <table:table-cell office:value-type="float" office:value="124">
            <text:p>124</text:p>
          </table:table-cell>
          <table:table-cell office:value-type="float" office:value="5.41427612">
            <text:p>5,41427612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([.H42]+[.H43]+[.H44]+[.H45]+[.H46]+[.H47]+[.H48])/7" office:value-type="float" office:value="2">
            <text:p>2</text:p>
          </table:table-cell>
        </table:table-row>
        <table:table-row table:style-name="ro2">
          <table:table-cell/>
          <table:table-cell office:value-type="float" office:value="44">
            <text:p>44</text:p>
          </table:table-cell>
          <table:table-cell office:value-type="float" office:value="59.2108688">
            <text:p>59,2108688</text:p>
          </table:table-cell>
          <table:table-cell office:value-type="float" office:value="124">
            <text:p>124</text:p>
          </table:table-cell>
          <table:table-cell office:value-type="float" office:value="5.38943386">
            <text:p>5,38943386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H43]+[.H44]+[.H45]+[.H46]+[.H47]+[.H48]+[.H49])/7" office:value-type="float" office:value="1.28571428571429">
            <text:p>1,2857142857</text:p>
          </table:table-cell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float" office:value="56.8783684">
            <text:p>56,8783684</text:p>
          </table:table-cell>
          <table:table-cell office:value-type="float" office:value="124">
            <text:p>124</text:p>
          </table:table-cell>
          <table:table-cell office:value-type="float" office:value="5.3623662">
            <text:p>5,3623662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H44]+[.H45]+[.H46]+[.H47]+[.H48]+[.H49]+[.H50])/7" office:value-type="float" office:value="1">
            <text:p>1</text:p>
          </table:table-cell>
        </table:table-row>
        <table:table-row table:style-name="ro2">
          <table:table-cell/>
          <table:table-cell office:value-type="float" office:value="46">
            <text:p>46</text:p>
          </table:table-cell>
          <table:table-cell office:value-type="float" office:value="63.4559708">
            <text:p>63,4559708</text:p>
          </table:table-cell>
          <table:table-cell office:value-type="float" office:value="124">
            <text:p>124</text:p>
          </table:table-cell>
          <table:table-cell office:value-type="float" office:value="5.29641914">
            <text:p>5,29641914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([.H45]+[.H46]+[.H47]+[.H48]+[.H49]+[.H50]+[.H51])/7" office:value-type="float" office:value="0.428571428571429">
            <text:p>0,4285714286</text:p>
          </table:table-cell>
        </table:table-row>
        <table:table-row table:style-name="ro2">
          <table:table-cell/>
          <table:table-cell office:value-type="float" office:value="47">
            <text:p>47</text:p>
          </table:table-cell>
          <table:table-cell office:value-type="float" office:value="60.342968">
            <text:p>60,342968</text:p>
          </table:table-cell>
          <table:table-cell office:value-type="float" office:value="124">
            <text:p>124</text:p>
          </table:table-cell>
          <table:table-cell office:value-type="float" office:value="5.38475847">
            <text:p>5,38475847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H46]+[.H47]+[.H48]+[.H49]+[.H50]+[.H51]+[.H52])/7" office:value-type="float" office:value="0.142857142857143">
            <text:p>0,1428571429</text:p>
          </table:table-cell>
        </table:table-row>
        <table:table-row table:style-name="ro2">
          <table:table-cell/>
          <table:table-cell office:value-type="float" office:value="48">
            <text:p>48</text:p>
          </table:table-cell>
          <table:table-cell office:value-type="float" office:value="56.0701675">
            <text:p>56,0701675</text:p>
          </table:table-cell>
          <table:table-cell office:value-type="float" office:value="124">
            <text:p>124</text:p>
          </table:table-cell>
          <table:table-cell office:value-type="float" office:value="5.02158642">
            <text:p>5,02158642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H47]+[.H48]+[.H49]+[.H50]+[.H51]+[.H52]+[.H53])/7" office:value-type="float" office:value="0.142857142857143">
            <text:p>0,1428571429</text:p>
          </table:table-cell>
        </table:table-row>
        <table:table-row table:style-name="ro2">
          <table:table-cell/>
          <table:table-cell office:value-type="float" office:value="49">
            <text:p>49</text:p>
          </table:table-cell>
          <table:table-cell office:value-type="float" office:value="58.2913322">
            <text:p>58,2913322</text:p>
          </table:table-cell>
          <table:table-cell office:value-type="float" office:value="124">
            <text:p>124</text:p>
          </table:table-cell>
          <table:table-cell office:value-type="float" office:value="5.00554466">
            <text:p>5,00554466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H48]+[.H49]+[.H50]+[.H51]+[.H52]+[.H53]+[.H54])/7" office:value-type="float" office:value="0.142857142857143">
            <text:p>0,1428571429</text:p>
          </table:table-cell>
        </table:table-row>
        <table:table-row table:style-name="ro2">
          <table:table-cell/>
          <table:table-cell office:value-type="float" office:value="50">
            <text:p>50</text:p>
          </table:table-cell>
          <table:table-cell office:value-type="float" office:value="61.406395">
            <text:p>61,406395</text:p>
          </table:table-cell>
          <table:table-cell office:value-type="float" office:value="124">
            <text:p>124</text:p>
          </table:table-cell>
          <table:table-cell office:value-type="float" office:value="4.80314541">
            <text:p>4,80314541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H49]+[.H50]+[.H51]+[.H52]+[.H53]+[.H54]+[.H55])/7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51">
            <text:p>51</text:p>
          </table:table-cell>
          <table:table-cell office:value-type="float" office:value="60.3339081">
            <text:p>60,3339081</text:p>
          </table:table-cell>
          <table:table-cell office:value-type="float" office:value="124">
            <text:p>124</text:p>
          </table:table-cell>
          <table:table-cell office:value-type="float" office:value="4.69534969">
            <text:p>4,69534969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H50]+[.H51]+[.H52]+[.H53]+[.H54]+[.H55]+[.H56])/7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52">
            <text:p>52</text:p>
          </table:table-cell>
          <table:table-cell office:value-type="float" office:value="53.572258">
            <text:p>53,572258</text:p>
          </table:table-cell>
          <table:table-cell office:value-type="float" office:value="124">
            <text:p>124</text:p>
          </table:table-cell>
          <table:table-cell office:value-type="float" office:value="4.62628031">
            <text:p>4,62628031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H51]+[.H52]+[.H53]+[.H54]+[.H55]+[.H56]+[.H57])/7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53">
            <text:p>53</text:p>
          </table:table-cell>
          <table:table-cell office:value-type="float" office:value="48.7568245">
            <text:p>48,7568245</text:p>
          </table:table-cell>
          <table:table-cell office:value-type="float" office:value="124">
            <text:p>124</text:p>
          </table:table-cell>
          <table:table-cell office:value-type="float" office:value="4.65699434">
            <text:p>4,65699434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H52]+[.H53]+[.H54]+[.H55]+[.H56]+[.H57]+[.H58])/7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54">
            <text:p>54</text:p>
          </table:table-cell>
          <table:table-cell office:value-type="float" office:value="52.8040695">
            <text:p>52,8040695</text:p>
          </table:table-cell>
          <table:table-cell office:value-type="float" office:value="124">
            <text:p>124</text:p>
          </table:table-cell>
          <table:table-cell office:value-type="float" office:value="4.48396969">
            <text:p>4,48396969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H53]+[.H54]+[.H55]+[.H56]+[.H57]+[.H58]+[.H59])/7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55">
            <text:p>55</text:p>
          </table:table-cell>
          <table:table-cell office:value-type="float" office:value="44.5066452">
            <text:p>44,5066452</text:p>
          </table:table-cell>
          <table:table-cell office:value-type="float" office:value="124">
            <text:p>124</text:p>
          </table:table-cell>
          <table:table-cell office:value-type="float" office:value="4.45416355">
            <text:p>4,45416355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H54]+[.H55]+[.H56]+[.H57]+[.H58]+[.H59]+[.H60])/7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56">
            <text:p>56</text:p>
          </table:table-cell>
          <table:table-cell office:value-type="float" office:value="52.2976112">
            <text:p>52,2976112</text:p>
          </table:table-cell>
          <table:table-cell office:value-type="float" office:value="62">
            <text:p>62</text:p>
          </table:table-cell>
          <table:table-cell office:value-type="float" office:value="0.564067304">
            <text:p>0,564067304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H55]+[.H56]+[.H57]+[.H58]+[.H59]+[.H60]+[.H61])/7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57">
            <text:p>57</text:p>
          </table:table-cell>
          <table:table-cell office:value-type="float" office:value="53.4091721">
            <text:p>53,4091721</text:p>
          </table:table-cell>
          <table:table-cell office:value-type="float" office:value="62">
            <text:p>62</text:p>
          </table:table-cell>
          <table:table-cell office:value-type="float" office:value="0.69143784">
            <text:p>0,69143784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H56]+[.H57]+[.H58]+[.H59]+[.H60]+[.H61]+[.H62])/7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58">
            <text:p>58</text:p>
          </table:table-cell>
          <table:table-cell office:value-type="float" office:value="53.0058784">
            <text:p>53,0058784</text:p>
          </table:table-cell>
          <table:table-cell office:value-type="float" office:value="62">
            <text:p>62</text:p>
          </table:table-cell>
          <table:table-cell office:value-type="float" office:value="0.496954203">
            <text:p>0,496954203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H57]+[.H58]+[.H59]+[.H60]+[.H61]+[.H62]+[.H63])/7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59">
            <text:p>59</text:p>
          </table:table-cell>
          <table:table-cell office:value-type="float" office:value="57.5422058">
            <text:p>57,5422058</text:p>
          </table:table-cell>
          <table:table-cell office:value-type="float" office:value="62">
            <text:p>62</text:p>
          </table:table-cell>
          <table:table-cell office:value-type="float" office:value="0.460827053">
            <text:p>0,460827053</text:p>
          </table:table-cell>
          <table:table-cell table:number-columns-repeated="2"/>
          <table:table-cell office:value-type="float" office:value="0">
            <text:p>0</text:p>
          </table:table-cell>
          <table:table-cell table:formula="of:=([.H58]+[.H59]+[.H60]+[.H61]+[.H62]+[.H63]+[.H64])/7" office:value-type="float" office:value="0">
            <text:p>0</text:p>
          </table:table-cell>
        </table:table-row>
        <table:table-row table:style-name="ro2">
          <table:table-cell/>
          <table:table-cell office:value-type="float" office:value="60">
            <text:p>60</text:p>
          </table:table-cell>
          <table:table-cell office:value-type="float" office:value="58.0296478">
            <text:p>58,0296478</text:p>
          </table:table-cell>
          <table:table-cell office:value-type="float" office:value="62">
            <text:p>62</text:p>
          </table:table-cell>
          <table:table-cell office:value-type="float" office:value="0.537928939">
            <text:p>0,537928939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61">
            <text:p>61</text:p>
          </table:table-cell>
          <table:table-cell office:value-type="float" office:value="68.5309982">
            <text:p>68,5309982</text:p>
          </table:table-cell>
          <table:table-cell office:value-type="float" office:value="62">
            <text:p>62</text:p>
          </table:table-cell>
          <table:table-cell office:value-type="float" office:value="0.540313482">
            <text:p>0,540313482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62">
            <text:p>62</text:p>
          </table:table-cell>
          <table:table-cell office:value-type="float" office:value="65.4713058">
            <text:p>65,4713058</text:p>
          </table:table-cell>
          <table:table-cell office:value-type="float" office:value="62">
            <text:p>62</text:p>
          </table:table-cell>
          <table:table-cell office:value-type="float" office:value="0.485320538">
            <text:p>0,485320538</text:p>
          </table:table-cell>
          <table:table-cell table:number-columns-repeated="2"/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63">
            <text:p>63</text:p>
          </table:table-cell>
          <table:table-cell office:value-type="float" office:value="69.642868">
            <text:p>69,642868</text:p>
          </table:table-cell>
          <table:table-cell office:value-type="float" office:value="62">
            <text:p>62</text:p>
          </table:table-cell>
          <table:table-cell office:value-type="float" office:value="0.329133302">
            <text:p>0,3291333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64">
            <text:p>64</text:p>
          </table:table-cell>
          <table:table-cell office:value-type="float" office:value="69.2223816">
            <text:p>69,2223816</text:p>
          </table:table-cell>
          <table:table-cell office:value-type="float" office:value="62">
            <text:p>62</text:p>
          </table:table-cell>
          <table:table-cell office:value-type="float" office:value="0.257174432">
            <text:p>0,257174432</text:p>
          </table:table-cell>
          <table:table-cell table:number-columns-repeated="4"/>
        </table:table-row>
        <table:table-row table:style-name="ro2">
          <table:table-cell/>
          <table:table-cell office:value-type="float" office:value="65">
            <text:p>65</text:p>
          </table:table-cell>
          <table:table-cell office:value-type="float" office:value="77.2302551">
            <text:p>77,2302551</text:p>
          </table:table-cell>
          <table:table-cell office:value-type="float" office:value="62">
            <text:p>62</text:p>
          </table:table-cell>
          <table:table-cell office:value-type="float" office:value="0.257175893">
            <text:p>0,257175893</text:p>
          </table:table-cell>
          <table:table-cell table:number-columns-repeated="4"/>
        </table:table-row>
        <table:table-row table:style-name="ro2">
          <table:table-cell/>
          <table:table-cell office:value-type="float" office:value="66">
            <text:p>66</text:p>
          </table:table-cell>
          <table:table-cell office:value-type="float" office:value="69.5601196">
            <text:p>69,5601196</text:p>
          </table:table-cell>
          <table:table-cell office:value-type="float" office:value="62">
            <text:p>62</text:p>
          </table:table-cell>
          <table:table-cell office:value-type="float" office:value="0.157497659">
            <text:p>0,157497659</text:p>
          </table:table-cell>
          <table:table-cell table:number-columns-repeated="4"/>
        </table:table-row>
        <table:table-row table:style-name="ro2">
          <table:table-cell/>
          <table:table-cell office:value-type="float" office:value="67">
            <text:p>67</text:p>
          </table:table-cell>
          <table:table-cell office:value-type="float" office:value="68.1752014">
            <text:p>68,1752014</text:p>
          </table:table-cell>
          <table:table-cell office:value-type="float" office:value="62">
            <text:p>62</text:p>
          </table:table-cell>
          <table:table-cell office:value-type="float" office:value="0.235475183">
            <text:p>0,235475183</text:p>
          </table:table-cell>
          <table:table-cell table:number-columns-repeated="4"/>
        </table:table-row>
        <table:table-row table:style-name="ro2">
          <table:table-cell/>
          <table:table-cell office:value-type="float" office:value="68">
            <text:p>68</text:p>
          </table:table-cell>
          <table:table-cell office:value-type="float" office:value="72.3044281">
            <text:p>72,3044281</text:p>
          </table:table-cell>
          <table:table-cell office:value-type="float" office:value="62">
            <text:p>62</text:p>
          </table:table-cell>
          <table:table-cell office:value-type="float" office:value="0.279890537">
            <text:p>0,279890537</text:p>
          </table:table-cell>
          <table:table-cell table:number-columns-repeated="4"/>
        </table:table-row>
        <table:table-row table:style-name="ro2">
          <table:table-cell/>
          <table:table-cell office:value-type="float" office:value="69">
            <text:p>69</text:p>
          </table:table-cell>
          <table:table-cell office:value-type="float" office:value="71.2662277">
            <text:p>71,2662277</text:p>
          </table:table-cell>
          <table:table-cell office:value-type="float" office:value="62">
            <text:p>62</text:p>
          </table:table-cell>
          <table:table-cell office:value-type="float" office:value="0.318162352">
            <text:p>0,318162352</text:p>
          </table:table-cell>
          <table:table-cell table:number-columns-repeated="4"/>
        </table:table-row>
        <table:table-row table:style-name="ro2">
          <table:table-cell/>
          <table:table-cell office:value-type="float" office:value="70">
            <text:p>70</text:p>
          </table:table-cell>
          <table:table-cell office:value-type="float" office:value="63.8770676">
            <text:p>63,8770676</text:p>
          </table:table-cell>
          <table:table-cell office:value-type="float" office:value="62">
            <text:p>62</text:p>
          </table:table-cell>
          <table:table-cell office:value-type="float" office:value="0.36760059">
            <text:p>0,36760059</text:p>
          </table:table-cell>
          <table:table-cell table:number-columns-repeated="4"/>
        </table:table-row>
        <table:table-row table:style-name="ro2">
          <table:table-cell/>
          <table:table-cell office:value-type="float" office:value="71">
            <text:p>71</text:p>
          </table:table-cell>
          <table:table-cell office:value-type="float" office:value="58.8137474">
            <text:p>58,8137474</text:p>
          </table:table-cell>
          <table:table-cell office:value-type="float" office:value="62">
            <text:p>62</text:p>
          </table:table-cell>
          <table:table-cell office:value-type="float" office:value="0.497549981">
            <text:p>0,497549981</text:p>
          </table:table-cell>
          <table:table-cell table:number-columns-repeated="4"/>
        </table:table-row>
        <table:table-row table:style-name="ro2">
          <table:table-cell/>
          <table:table-cell office:value-type="float" office:value="72">
            <text:p>72</text:p>
          </table:table-cell>
          <table:table-cell office:value-type="float" office:value="50.6231575">
            <text:p>50,6231575</text:p>
          </table:table-cell>
          <table:table-cell office:value-type="float" office:value="124">
            <text:p>124</text:p>
          </table:table-cell>
          <table:table-cell office:value-type="float" office:value="4.39018393">
            <text:p>4,39018393</text:p>
          </table:table-cell>
          <table:table-cell table:number-columns-repeated="4"/>
        </table:table-row>
        <table:table-row table:style-name="ro2">
          <table:table-cell/>
          <table:table-cell office:value-type="float" office:value="73">
            <text:p>73</text:p>
          </table:table-cell>
          <table:table-cell office:value-type="float" office:value="52.2072487">
            <text:p>52,2072487</text:p>
          </table:table-cell>
          <table:table-cell office:value-type="float" office:value="124">
            <text:p>124</text:p>
          </table:table-cell>
          <table:table-cell office:value-type="float" office:value="4.48120737">
            <text:p>4,48120737</text:p>
          </table:table-cell>
          <table:table-cell table:number-columns-repeated="4"/>
        </table:table-row>
        <table:table-row table:style-name="ro2">
          <table:table-cell/>
          <table:table-cell office:value-type="float" office:value="74">
            <text:p>74</text:p>
          </table:table-cell>
          <table:table-cell office:value-type="float" office:value="49.8466949">
            <text:p>49,8466949</text:p>
          </table:table-cell>
          <table:table-cell office:value-type="float" office:value="124">
            <text:p>124</text:p>
          </table:table-cell>
          <table:table-cell office:value-type="float" office:value="4.42080641">
            <text:p>4,42080641</text:p>
          </table:table-cell>
          <table:table-cell table:number-columns-repeated="4"/>
        </table:table-row>
        <table:table-row table:style-name="ro2">
          <table:table-cell/>
          <table:table-cell office:value-type="float" office:value="75">
            <text:p>75</text:p>
          </table:table-cell>
          <table:table-cell office:value-type="float" office:value="45.7730331">
            <text:p>45,7730331</text:p>
          </table:table-cell>
          <table:table-cell office:value-type="float" office:value="62">
            <text:p>62</text:p>
          </table:table-cell>
          <table:table-cell office:value-type="float" office:value="0.195220247">
            <text:p>0,195220247</text:p>
          </table:table-cell>
          <table:table-cell table:number-columns-repeated="4"/>
        </table:table-row>
        <table:table-row table:style-name="ro2">
          <table:table-cell/>
          <table:table-cell office:value-type="float" office:value="76">
            <text:p>76</text:p>
          </table:table-cell>
          <table:table-cell office:value-type="float" office:value="47.5488701">
            <text:p>47,5488701</text:p>
          </table:table-cell>
          <table:table-cell office:value-type="float" office:value="62">
            <text:p>62</text:p>
          </table:table-cell>
          <table:table-cell office:value-type="float" office:value="0.401432216">
            <text:p>0,401432216</text:p>
          </table:table-cell>
          <table:table-cell table:number-columns-repeated="4"/>
        </table:table-row>
        <table:table-row table:style-name="ro2">
          <table:table-cell/>
          <table:table-cell office:value-type="float" office:value="77">
            <text:p>77</text:p>
          </table:table-cell>
          <table:table-cell office:value-type="float" office:value="41.9677048">
            <text:p>41,9677048</text:p>
          </table:table-cell>
          <table:table-cell office:value-type="float" office:value="62">
            <text:p>62</text:p>
          </table:table-cell>
          <table:table-cell office:value-type="float" office:value="0.391624808">
            <text:p>0,3916248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78">
            <text:p>78</text:p>
          </table:table-cell>
          <table:table-cell office:value-type="float" office:value="31.008976">
            <text:p>31,008976</text:p>
          </table:table-cell>
          <table:table-cell office:value-type="float" office:value="124">
            <text:p>124</text:p>
          </table:table-cell>
          <table:table-cell office:value-type="float" office:value="4.2975893">
            <text:p>4,2975893</text:p>
          </table:table-cell>
          <table:table-cell table:number-columns-repeated="4"/>
        </table:table-row>
        <table:table-row table:style-name="ro2">
          <table:table-cell/>
          <table:table-cell office:value-type="float" office:value="79">
            <text:p>79</text:p>
          </table:table-cell>
          <table:table-cell office:value-type="float" office:value="37.0334473">
            <text:p>37,0334473</text:p>
          </table:table-cell>
          <table:table-cell office:value-type="float" office:value="41.3333321">
            <text:p>41,3333321</text:p>
          </table:table-cell>
          <table:table-cell office:value-type="float" office:value="3.35423517">
            <text:p>3,35423517</text:p>
          </table:table-cell>
          <table:table-cell table:number-columns-repeated="4"/>
        </table:table-row>
        <table:table-row table:style-name="ro2">
          <table:table-cell/>
          <table:table-cell office:value-type="float" office:value="80">
            <text:p>80</text:p>
          </table:table-cell>
          <table:table-cell office:value-type="float" office:value="43.9348869">
            <text:p>43,9348869</text:p>
          </table:table-cell>
          <table:table-cell office:value-type="float" office:value="41.3333321">
            <text:p>41,3333321</text:p>
          </table:table-cell>
          <table:table-cell office:value-type="float" office:value="3.51623201">
            <text:p>3,516232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81">
            <text:p>81</text:p>
          </table:table-cell>
          <table:table-cell office:value-type="float" office:value="38.1512604">
            <text:p>38,1512604</text:p>
          </table:table-cell>
          <table:table-cell office:value-type="float" office:value="41.3333321">
            <text:p>41,3333321</text:p>
          </table:table-cell>
          <table:table-cell office:value-type="float" office:value="3.48753428">
            <text:p>3,48753428</text:p>
          </table:table-cell>
          <table:table-cell table:number-columns-repeated="4"/>
        </table:table-row>
        <table:table-row table:style-name="ro2">
          <table:table-cell/>
          <table:table-cell office:value-type="float" office:value="82">
            <text:p>82</text:p>
          </table:table-cell>
          <table:table-cell office:value-type="float" office:value="42.4504089">
            <text:p>42,4504089</text:p>
          </table:table-cell>
          <table:table-cell office:value-type="float" office:value="41.3333321">
            <text:p>41,3333321</text:p>
          </table:table-cell>
          <table:table-cell office:value-type="float" office:value="3.40971208">
            <text:p>3,40971208</text:p>
          </table:table-cell>
          <table:table-cell table:number-columns-repeated="4"/>
        </table:table-row>
        <table:table-row table:style-name="ro2">
          <table:table-cell/>
          <table:table-cell office:value-type="float" office:value="83">
            <text:p>83</text:p>
          </table:table-cell>
          <table:table-cell office:value-type="float" office:value="38.9621582">
            <text:p>38,9621582</text:p>
          </table:table-cell>
          <table:table-cell office:value-type="float" office:value="41.3333321">
            <text:p>41,3333321</text:p>
          </table:table-cell>
          <table:table-cell office:value-type="float" office:value="3.46505642">
            <text:p>3,46505642</text:p>
          </table:table-cell>
          <table:table-cell table:number-columns-repeated="4"/>
        </table:table-row>
        <table:table-row table:style-name="ro2">
          <table:table-cell/>
          <table:table-cell office:value-type="float" office:value="84">
            <text:p>84</text:p>
          </table:table-cell>
          <table:table-cell office:value-type="float" office:value="35.7034874">
            <text:p>35,7034874</text:p>
          </table:table-cell>
          <table:table-cell office:value-type="float" office:value="41.3333321">
            <text:p>41,3333321</text:p>
          </table:table-cell>
          <table:table-cell office:value-type="float" office:value="3.72594833">
            <text:p>3,72594833</text:p>
          </table:table-cell>
          <table:table-cell table:number-columns-repeated="4"/>
        </table:table-row>
        <table:table-row table:style-name="ro2">
          <table:table-cell/>
          <table:table-cell office:value-type="float" office:value="85">
            <text:p>85</text:p>
          </table:table-cell>
          <table:table-cell office:value-type="float" office:value="38.9318848">
            <text:p>38,9318848</text:p>
          </table:table-cell>
          <table:table-cell office:value-type="float" office:value="62">
            <text:p>62</text:p>
          </table:table-cell>
          <table:table-cell office:value-type="float" office:value="0.549234927">
            <text:p>0,5492349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86">
            <text:p>86</text:p>
          </table:table-cell>
          <table:table-cell office:value-type="float" office:value="51.0178032">
            <text:p>51,0178032</text:p>
          </table:table-cell>
          <table:table-cell office:value-type="float" office:value="62">
            <text:p>62</text:p>
          </table:table-cell>
          <table:table-cell office:value-type="float" office:value="0.376524568">
            <text:p>0,376524568</text:p>
          </table:table-cell>
          <table:table-cell table:number-columns-repeated="4"/>
        </table:table-row>
        <table:table-row table:style-name="ro2">
          <table:table-cell/>
          <table:table-cell office:value-type="float" office:value="87">
            <text:p>87</text:p>
          </table:table-cell>
          <table:table-cell office:value-type="float" office:value="62.8137932">
            <text:p>62,8137932</text:p>
          </table:table-cell>
          <table:table-cell office:value-type="float" office:value="62">
            <text:p>62</text:p>
          </table:table-cell>
          <table:table-cell office:value-type="float" office:value="0.378964216">
            <text:p>0,378964216</text:p>
          </table:table-cell>
          <table:table-cell table:number-columns-repeated="4"/>
        </table:table-row>
        <table:table-row table:style-name="ro2">
          <table:table-cell/>
          <table:table-cell office:value-type="float" office:value="88">
            <text:p>88</text:p>
          </table:table-cell>
          <table:table-cell office:value-type="float" office:value="55.5991325">
            <text:p>55,5991325</text:p>
          </table:table-cell>
          <table:table-cell office:value-type="float" office:value="62">
            <text:p>62</text:p>
          </table:table-cell>
          <table:table-cell table:style-name="ce2" office:value-type="float" office:value="0.0731654391">
            <text:p>7,32E-0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89">
            <text:p>89</text:p>
          </table:table-cell>
          <table:table-cell office:value-type="float" office:value="48.5364456">
            <text:p>48,5364456</text:p>
          </table:table-cell>
          <table:table-cell office:value-type="float" office:value="62">
            <text:p>62</text:p>
          </table:table-cell>
          <table:table-cell office:value-type="float" office:value="6.09265041">
            <text:p>6,09265041</text:p>
          </table:table-cell>
          <table:table-cell table:number-columns-repeated="4"/>
        </table:table-row>
        <table:table-row table:style-name="ro2">
          <table:table-cell/>
          <table:table-cell office:value-type="float" office:value="90">
            <text:p>90</text:p>
          </table:table-cell>
          <table:table-cell office:value-type="float" office:value="40.4191818">
            <text:p>40,4191818</text:p>
          </table:table-cell>
          <table:table-cell office:value-type="float" office:value="62">
            <text:p>62</text:p>
          </table:table-cell>
          <table:table-cell office:value-type="float" office:value="6.09001875">
            <text:p>6,09001875</text:p>
          </table:table-cell>
          <table:table-cell table:number-columns-repeated="4"/>
        </table:table-row>
        <table:table-row table:style-name="ro2">
          <table:table-cell/>
          <table:table-cell office:value-type="float" office:value="91">
            <text:p>91</text:p>
          </table:table-cell>
          <table:table-cell office:value-type="float" office:value="39.4277916">
            <text:p>39,4277916</text:p>
          </table:table-cell>
          <table:table-cell office:value-type="float" office:value="62">
            <text:p>62</text:p>
          </table:table-cell>
          <table:table-cell office:value-type="float" office:value="0.150987059">
            <text:p>0,150987059</text:p>
          </table:table-cell>
          <table:table-cell table:number-columns-repeated="4"/>
        </table:table-row>
        <table:table-row table:style-name="ro2">
          <table:table-cell/>
          <table:table-cell office:value-type="float" office:value="92">
            <text:p>92</text:p>
          </table:table-cell>
          <table:table-cell office:value-type="float" office:value="38.2598076">
            <text:p>38,2598076</text:p>
          </table:table-cell>
          <table:table-cell office:value-type="float" office:value="62">
            <text:p>62</text:p>
          </table:table-cell>
          <table:table-cell office:value-type="float" office:value="0.394376904">
            <text:p>0,394376904</text:p>
          </table:table-cell>
          <table:table-cell table:number-columns-repeated="4"/>
        </table:table-row>
        <table:table-row table:style-name="ro2">
          <table:table-cell/>
          <table:table-cell office:value-type="float" office:value="93">
            <text:p>93</text:p>
          </table:table-cell>
          <table:table-cell office:value-type="float" office:value="45.8835487">
            <text:p>45,8835487</text:p>
          </table:table-cell>
          <table:table-cell office:value-type="float" office:value="62">
            <text:p>62</text:p>
          </table:table-cell>
          <table:table-cell office:value-type="float" office:value="0.318161368">
            <text:p>0,318161368</text:p>
          </table:table-cell>
          <table:table-cell table:number-columns-repeated="4"/>
        </table:table-row>
        <table:table-row table:style-name="ro2">
          <table:table-cell/>
          <table:table-cell office:value-type="float" office:value="94">
            <text:p>94</text:p>
          </table:table-cell>
          <table:table-cell office:value-type="float" office:value="35.9862938">
            <text:p>35,9862938</text:p>
          </table:table-cell>
          <table:table-cell office:value-type="float" office:value="62">
            <text:p>62</text:p>
          </table:table-cell>
          <table:table-cell office:value-type="float" office:value="0.224818632">
            <text:p>0,224818632</text:p>
          </table:table-cell>
          <table:table-cell table:number-columns-repeated="4"/>
        </table:table-row>
        <table:table-row table:style-name="ro2">
          <table:table-cell/>
          <table:table-cell office:value-type="float" office:value="95">
            <text:p>95</text:p>
          </table:table-cell>
          <table:table-cell office:value-type="float" office:value="47.3865356">
            <text:p>47,3865356</text:p>
          </table:table-cell>
          <table:table-cell office:value-type="float" office:value="62">
            <text:p>62</text:p>
          </table:table-cell>
          <table:table-cell office:value-type="float" office:value="0.268875301">
            <text:p>0,2688753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96">
            <text:p>96</text:p>
          </table:table-cell>
          <table:table-cell office:value-type="float" office:value="53.1106071">
            <text:p>53,1106071</text:p>
          </table:table-cell>
          <table:table-cell office:value-type="float" office:value="62">
            <text:p>62</text:p>
          </table:table-cell>
          <table:table-cell office:value-type="float" office:value="0.263727099">
            <text:p>0,263727099</text:p>
          </table:table-cell>
          <table:table-cell table:number-columns-repeated="4"/>
        </table:table-row>
        <table:table-row table:style-name="ro2">
          <table:table-cell/>
          <table:table-cell office:value-type="float" office:value="97">
            <text:p>97</text:p>
          </table:table-cell>
          <table:table-cell office:value-type="float" office:value="59.0637283">
            <text:p>59,0637283</text:p>
          </table:table-cell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2">
          <table:table-cell/>
          <table:table-cell office:value-type="float" office:value="98">
            <text:p>98</text:p>
          </table:table-cell>
          <table:table-cell office:value-type="float" office:value="58.9768257">
            <text:p>58,9768257</text:p>
          </table:table-cell>
          <table:table-cell office:value-type="float" office:value="62">
            <text:p>62</text:p>
          </table:table-cell>
          <table:table-cell office:value-type="float" office:value="0.16872631">
            <text:p>0,168726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99">
            <text:p>99</text:p>
          </table:table-cell>
          <table:table-cell office:value-type="float" office:value="65.2206879">
            <text:p>65,2206879</text:p>
          </table:table-cell>
          <table:table-cell office:value-type="float" office:value="62">
            <text:p>62</text:p>
          </table:table-cell>
          <table:table-cell table:style-name="ce2" office:value-type="float" office:value="0.0967237055">
            <text:p>9,67E-0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0">
            <text:p>100</text:p>
          </table:table-cell>
          <table:table-cell office:value-type="float" office:value="69.1788025">
            <text:p>69,1788025</text:p>
          </table:table-cell>
          <table:table-cell office:value-type="float" office:value="62">
            <text:p>62</text:p>
          </table:table-cell>
          <table:table-cell office:value-type="float" office:value="0.166905478">
            <text:p>0,16690547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1">
            <text:p>101</text:p>
          </table:table-cell>
          <table:table-cell office:value-type="float" office:value="72.094696">
            <text:p>72,094696</text:p>
          </table:table-cell>
          <table:table-cell office:value-type="float" office:value="62">
            <text:p>62</text:p>
          </table:table-cell>
          <table:table-cell office:value-type="float" office:value="0.140811428">
            <text:p>0,14081142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2">
            <text:p>102</text:p>
          </table:table-cell>
          <table:table-cell office:value-type="float" office:value="67.0374298">
            <text:p>67,0374298</text:p>
          </table:table-cell>
          <table:table-cell office:value-type="float" office:value="62">
            <text:p>62</text:p>
          </table:table-cell>
          <table:table-cell office:value-type="float" office:value="0.123034246">
            <text:p>0,12303424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3">
            <text:p>103</text:p>
          </table:table-cell>
          <table:table-cell office:value-type="float" office:value="62.8308029">
            <text:p>62,8308029</text:p>
          </table:table-cell>
          <table:table-cell office:value-type="float" office:value="62">
            <text:p>62</text:p>
          </table:table-cell>
          <table:table-cell office:value-type="float" office:value="0.217613995">
            <text:p>0,21761399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4">
            <text:p>104</text:p>
          </table:table-cell>
          <table:table-cell office:value-type="float" office:value="65.5303574">
            <text:p>65,5303574</text:p>
          </table:table-cell>
          <table:table-cell office:value-type="float" office:value="62">
            <text:p>62</text:p>
          </table:table-cell>
          <table:table-cell office:value-type="float" office:value="0.143103436">
            <text:p>0,1431034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5">
            <text:p>105</text:p>
          </table:table-cell>
          <table:table-cell office:value-type="float" office:value="62.7935219">
            <text:p>62,7935219</text:p>
          </table:table-cell>
          <table:table-cell office:value-type="float" office:value="62">
            <text:p>62</text:p>
          </table:table-cell>
          <table:table-cell table:style-name="ce2" office:value-type="float" office:value="0.0524034239">
            <text:p>5,24E-0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6">
            <text:p>106</text:p>
          </table:table-cell>
          <table:table-cell office:value-type="float" office:value="58.0921707">
            <text:p>58,0921707</text:p>
          </table:table-cell>
          <table:table-cell office:value-type="float" office:value="62">
            <text:p>62</text:p>
          </table:table-cell>
          <table:table-cell office:value-type="float" office:value="0.108407661">
            <text:p>0,108407661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7">
            <text:p>107</text:p>
          </table:table-cell>
          <table:table-cell office:value-type="float" office:value="54.0886917">
            <text:p>54,0886917</text:p>
          </table:table-cell>
          <table:table-cell office:value-type="float" office:value="62">
            <text:p>62</text:p>
          </table:table-cell>
          <table:table-cell table:style-name="ce2" office:value-type="float" office:value="0.0930295512">
            <text:p>9,30E-0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8">
            <text:p>108</text:p>
          </table:table-cell>
          <table:table-cell office:value-type="float" office:value="47.164505">
            <text:p>47,164505</text:p>
          </table:table-cell>
          <table:table-cell office:value-type="float" office:value="62">
            <text:p>62</text:p>
          </table:table-cell>
          <table:table-cell office:value-type="float" office:value="0.123924322">
            <text:p>0,12392432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09">
            <text:p>109</text:p>
          </table:table-cell>
          <table:table-cell office:value-type="float" office:value="50.0698662">
            <text:p>50,0698662</text:p>
          </table:table-cell>
          <table:table-cell office:value-type="float" office:value="62">
            <text:p>62</text:p>
          </table:table-cell>
          <table:table-cell office:value-type="float" office:value="0.247842699">
            <text:p>0,24784269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0">
            <text:p>110</text:p>
          </table:table-cell>
          <table:table-cell office:value-type="float" office:value="43.6680946">
            <text:p>43,6680946</text:p>
          </table:table-cell>
          <table:table-cell office:value-type="float" office:value="62">
            <text:p>62</text:p>
          </table:table-cell>
          <table:table-cell office:value-type="float" office:value="0.437166959">
            <text:p>0,43716695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1">
            <text:p>111</text:p>
          </table:table-cell>
          <table:table-cell office:value-type="float" office:value="36.0223999">
            <text:p>36,0223999</text:p>
          </table:table-cell>
          <table:table-cell office:value-type="float" office:value="10.333333">
            <text:p>10,333333</text:p>
          </table:table-cell>
          <table:table-cell office:value-type="float" office:value="3.25510693">
            <text:p>3,2551069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2">
            <text:p>112</text:p>
          </table:table-cell>
          <table:table-cell office:value-type="float" office:value="37.7182388">
            <text:p>37,7182388</text:p>
          </table:table-cell>
          <table:table-cell office:value-type="float" office:value="10.333333">
            <text:p>10,333333</text:p>
          </table:table-cell>
          <table:table-cell office:value-type="float" office:value="3.22002673">
            <text:p>3,2200267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3">
            <text:p>113</text:p>
          </table:table-cell>
          <table:table-cell office:value-type="float" office:value="40.7846146">
            <text:p>40,7846146</text:p>
          </table:table-cell>
          <table:table-cell office:value-type="float" office:value="15.5">
            <text:p>15,5</text:p>
          </table:table-cell>
          <table:table-cell office:value-type="float" office:value="5.88167286">
            <text:p>5,8816728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4">
            <text:p>114</text:p>
          </table:table-cell>
          <table:table-cell office:value-type="float" office:value="37.2517967">
            <text:p>37,2517967</text:p>
          </table:table-cell>
          <table:table-cell office:value-type="float" office:value="124">
            <text:p>124</text:p>
          </table:table-cell>
          <table:table-cell office:value-type="float" office:value="4.86339092">
            <text:p>4,8633909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5">
            <text:p>115</text:p>
          </table:table-cell>
          <table:table-cell office:value-type="float" office:value="41.1225853">
            <text:p>41,1225853</text:p>
          </table:table-cell>
          <table:table-cell office:value-type="float" office:value="41.3333321">
            <text:p>41,3333321</text:p>
          </table:table-cell>
          <table:table-cell office:value-type="float" office:value="3.73147249">
            <text:p>3,7314724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6">
            <text:p>116</text:p>
          </table:table-cell>
          <table:table-cell office:value-type="float" office:value="42.8075829">
            <text:p>42,8075829</text:p>
          </table:table-cell>
          <table:table-cell office:value-type="float" office:value="41.3333321">
            <text:p>41,3333321</text:p>
          </table:table-cell>
          <table:table-cell office:value-type="float" office:value="3.88363457">
            <text:p>3,8836345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7">
            <text:p>117</text:p>
          </table:table-cell>
          <table:table-cell office:value-type="float" office:value="38.8188248">
            <text:p>38,8188248</text:p>
          </table:table-cell>
          <table:table-cell office:value-type="float" office:value="41.3333321">
            <text:p>41,3333321</text:p>
          </table:table-cell>
          <table:table-cell office:value-type="float" office:value="3.7924149">
            <text:p>3,792414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8">
            <text:p>118</text:p>
          </table:table-cell>
          <table:table-cell office:value-type="float" office:value="37.5775833">
            <text:p>37,5775833</text:p>
          </table:table-cell>
          <table:table-cell office:value-type="float" office:value="124">
            <text:p>124</text:p>
          </table:table-cell>
          <table:table-cell office:value-type="float" office:value="4.57627535">
            <text:p>4,5762753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19">
            <text:p>119</text:p>
          </table:table-cell>
          <table:table-cell office:value-type="float" office:value="42.1368332">
            <text:p>42,1368332</text:p>
          </table:table-cell>
          <table:table-cell office:value-type="float" office:value="124">
            <text:p>124</text:p>
          </table:table-cell>
          <table:table-cell office:value-type="float" office:value="4.71238518">
            <text:p>4,7123851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0">
            <text:p>120</text:p>
          </table:table-cell>
          <table:table-cell office:value-type="float" office:value="35.3744545">
            <text:p>35,3744545</text:p>
          </table:table-cell>
          <table:table-cell office:value-type="float" office:value="124">
            <text:p>124</text:p>
          </table:table-cell>
          <table:table-cell office:value-type="float" office:value="4.48482656">
            <text:p>4,4848265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1">
            <text:p>121</text:p>
          </table:table-cell>
          <table:table-cell office:value-type="float" office:value="42.1023865">
            <text:p>42,1023865</text:p>
          </table:table-cell>
          <table:table-cell office:value-type="float" office:value="124">
            <text:p>124</text:p>
          </table:table-cell>
          <table:table-cell office:value-type="float" office:value="4.76605654">
            <text:p>4,7660565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2">
            <text:p>122</text:p>
          </table:table-cell>
          <table:table-cell office:value-type="float" office:value="54.1307564">
            <text:p>54,1307564</text:p>
          </table:table-cell>
          <table:table-cell office:value-type="float" office:value="124">
            <text:p>124</text:p>
          </table:table-cell>
          <table:table-cell office:value-type="float" office:value="4.87977552">
            <text:p>4,8797755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3">
            <text:p>123</text:p>
          </table:table-cell>
          <table:table-cell office:value-type="float" office:value="48.692791">
            <text:p>48,692791</text:p>
          </table:table-cell>
          <table:table-cell office:value-type="float" office:value="124">
            <text:p>124</text:p>
          </table:table-cell>
          <table:table-cell office:value-type="float" office:value="4.87191248">
            <text:p>4,8719124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4">
            <text:p>124</text:p>
          </table:table-cell>
          <table:table-cell office:value-type="float" office:value="51.1038895">
            <text:p>51,1038895</text:p>
          </table:table-cell>
          <table:table-cell office:value-type="float" office:value="124">
            <text:p>124</text:p>
          </table:table-cell>
          <table:table-cell office:value-type="float" office:value="5.0127058">
            <text:p>5,012705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5">
            <text:p>125</text:p>
          </table:table-cell>
          <table:table-cell office:value-type="float" office:value="51.1830025">
            <text:p>51,1830025</text:p>
          </table:table-cell>
          <table:table-cell office:value-type="float" office:value="124">
            <text:p>124</text:p>
          </table:table-cell>
          <table:table-cell office:value-type="float" office:value="4.83867931">
            <text:p>4,838679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6">
            <text:p>126</text:p>
          </table:table-cell>
          <table:table-cell office:value-type="float" office:value="49.910244">
            <text:p>49,910244</text:p>
          </table:table-cell>
          <table:table-cell office:value-type="float" office:value="124">
            <text:p>124</text:p>
          </table:table-cell>
          <table:table-cell office:value-type="float" office:value="4.88920259">
            <text:p>4,8892025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7">
            <text:p>127</text:p>
          </table:table-cell>
          <table:table-cell office:value-type="float" office:value="42.2662811">
            <text:p>42,2662811</text:p>
          </table:table-cell>
          <table:table-cell office:value-type="float" office:value="124">
            <text:p>124</text:p>
          </table:table-cell>
          <table:table-cell office:value-type="float" office:value="4.89043427">
            <text:p>4,890434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8">
            <text:p>128</text:p>
          </table:table-cell>
          <table:table-cell office:value-type="float" office:value="37.6053772">
            <text:p>37,6053772</text:p>
          </table:table-cell>
          <table:table-cell office:value-type="float" office:value="124">
            <text:p>124</text:p>
          </table:table-cell>
          <table:table-cell office:value-type="float" office:value="4.50954485">
            <text:p>4,5095448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29">
            <text:p>129</text:p>
          </table:table-cell>
          <table:table-cell office:value-type="float" office:value="38.6504326">
            <text:p>38,6504326</text:p>
          </table:table-cell>
          <table:table-cell office:value-type="float" office:value="124">
            <text:p>124</text:p>
          </table:table-cell>
          <table:table-cell office:value-type="float" office:value="4.45593929">
            <text:p>4,4559392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0">
            <text:p>130</text:p>
          </table:table-cell>
          <table:table-cell office:value-type="float" office:value="46.1042213">
            <text:p>46,1042213</text:p>
          </table:table-cell>
          <table:table-cell office:value-type="float" office:value="41.3333321">
            <text:p>41,3333321</text:p>
          </table:table-cell>
          <table:table-cell office:value-type="float" office:value="4.74589825">
            <text:p>4,7458982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1">
            <text:p>131</text:p>
          </table:table-cell>
          <table:table-cell office:value-type="float" office:value="54.0964737">
            <text:p>54,0964737</text:p>
          </table:table-cell>
          <table:table-cell office:value-type="float" office:value="41.3333321">
            <text:p>41,3333321</text:p>
          </table:table-cell>
          <table:table-cell office:value-type="float" office:value="4.71238518">
            <text:p>4,7123851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2">
            <text:p>132</text:p>
          </table:table-cell>
          <table:table-cell office:value-type="float" office:value="43.3796272">
            <text:p>43,3796272</text:p>
          </table:table-cell>
          <table:table-cell office:value-type="float" office:value="41.3333321">
            <text:p>41,3333321</text:p>
          </table:table-cell>
          <table:table-cell office:value-type="float" office:value="4.65593815">
            <text:p>4,655938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3">
            <text:p>133</text:p>
          </table:table-cell>
          <table:table-cell office:value-type="float" office:value="40.2507515">
            <text:p>40,2507515</text:p>
          </table:table-cell>
          <table:table-cell office:value-type="float" office:value="41.3333321">
            <text:p>41,3333321</text:p>
          </table:table-cell>
          <table:table-cell office:value-type="float" office:value="4.51865005">
            <text:p>4,5186500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4">
            <text:p>134</text:p>
          </table:table-cell>
          <table:table-cell office:value-type="float" office:value="42.7558937">
            <text:p>42,7558937</text:p>
          </table:table-cell>
          <table:table-cell office:value-type="float" office:value="41.3333321">
            <text:p>41,3333321</text:p>
          </table:table-cell>
          <table:table-cell office:value-type="float" office:value="4.44572544">
            <text:p>4,4457254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5">
            <text:p>135</text:p>
          </table:table-cell>
          <table:table-cell office:value-type="float" office:value="51.839756">
            <text:p>51,839756</text:p>
          </table:table-cell>
          <table:table-cell office:value-type="float" office:value="41.3333321">
            <text:p>41,3333321</text:p>
          </table:table-cell>
          <table:table-cell office:value-type="float" office:value="4.35114002">
            <text:p>4,351140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6">
            <text:p>136</text:p>
          </table:table-cell>
          <table:table-cell office:value-type="float" office:value="51.5830231">
            <text:p>51,5830231</text:p>
          </table:table-cell>
          <table:table-cell office:value-type="float" office:value="41.3333321">
            <text:p>41,3333321</text:p>
          </table:table-cell>
          <table:table-cell office:value-type="float" office:value="4.34611797">
            <text:p>4,3461179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7">
            <text:p>137</text:p>
          </table:table-cell>
          <table:table-cell office:value-type="float" office:value="59.12183">
            <text:p>59,12183</text:p>
          </table:table-cell>
          <table:table-cell office:value-type="float" office:value="41.3333321">
            <text:p>41,3333321</text:p>
          </table:table-cell>
          <table:table-cell office:value-type="float" office:value="4.35789633">
            <text:p>4,3578963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8">
            <text:p>138</text:p>
          </table:table-cell>
          <table:table-cell office:value-type="float" office:value="61.8527184">
            <text:p>61,8527184</text:p>
          </table:table-cell>
          <table:table-cell office:value-type="float" office:value="41.3333321">
            <text:p>41,3333321</text:p>
          </table:table-cell>
          <table:table-cell office:value-type="float" office:value="4.54889488">
            <text:p>4,5488948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39">
            <text:p>139</text:p>
          </table:table-cell>
          <table:table-cell office:value-type="float" office:value="61.4272385">
            <text:p>61,4272385</text:p>
          </table:table-cell>
          <table:table-cell office:value-type="float" office:value="41.3333321">
            <text:p>41,3333321</text:p>
          </table:table-cell>
          <table:table-cell office:value-type="float" office:value="4.66745567">
            <text:p>4,6674556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0">
            <text:p>140</text:p>
          </table:table-cell>
          <table:table-cell office:value-type="float" office:value="60.9357491">
            <text:p>60,9357491</text:p>
          </table:table-cell>
          <table:table-cell office:value-type="float" office:value="41.3333321">
            <text:p>41,3333321</text:p>
          </table:table-cell>
          <table:table-cell office:value-type="float" office:value="4.64194489">
            <text:p>4,6419448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1">
            <text:p>141</text:p>
          </table:table-cell>
          <table:table-cell office:value-type="float" office:value="51.9246902">
            <text:p>51,9246902</text:p>
          </table:table-cell>
          <table:table-cell office:value-type="float" office:value="41.3333321">
            <text:p>41,3333321</text:p>
          </table:table-cell>
          <table:table-cell office:value-type="float" office:value="4.5627718">
            <text:p>4,562771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2">
            <text:p>142</text:p>
          </table:table-cell>
          <table:table-cell office:value-type="float" office:value="46.4786568">
            <text:p>46,4786568</text:p>
          </table:table-cell>
          <table:table-cell office:value-type="float" office:value="41.3333321">
            <text:p>41,3333321</text:p>
          </table:table-cell>
          <table:table-cell office:value-type="float" office:value="4.30294704">
            <text:p>4,3029470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3">
            <text:p>143</text:p>
          </table:table-cell>
          <table:table-cell office:value-type="float" office:value="50.7893066">
            <text:p>50,7893066</text:p>
          </table:table-cell>
          <table:table-cell office:value-type="float" office:value="124">
            <text:p>124</text:p>
          </table:table-cell>
          <table:table-cell office:value-type="float" office:value="4.81407309">
            <text:p>4,8140730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4">
            <text:p>144</text:p>
          </table:table-cell>
          <table:table-cell office:value-type="float" office:value="51.3827858">
            <text:p>51,3827858</text:p>
          </table:table-cell>
          <table:table-cell office:value-type="float" office:value="124">
            <text:p>124</text:p>
          </table:table-cell>
          <table:table-cell office:value-type="float" office:value="4.8765316">
            <text:p>4,876531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5">
            <text:p>145</text:p>
          </table:table-cell>
          <table:table-cell office:value-type="float" office:value="53.7082748">
            <text:p>53,7082748</text:p>
          </table:table-cell>
          <table:table-cell office:value-type="float" office:value="124">
            <text:p>124</text:p>
          </table:table-cell>
          <table:table-cell office:value-type="float" office:value="4.97396374">
            <text:p>4,9739637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6">
            <text:p>146</text:p>
          </table:table-cell>
          <table:table-cell office:value-type="float" office:value="51.7553673">
            <text:p>51,7553673</text:p>
          </table:table-cell>
          <table:table-cell office:value-type="float" office:value="124">
            <text:p>124</text:p>
          </table:table-cell>
          <table:table-cell office:value-type="float" office:value="4.92623758">
            <text:p>4,9262375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7">
            <text:p>147</text:p>
          </table:table-cell>
          <table:table-cell office:value-type="float" office:value="51.0721207">
            <text:p>51,0721207</text:p>
          </table:table-cell>
          <table:table-cell office:value-type="float" office:value="124">
            <text:p>124</text:p>
          </table:table-cell>
          <table:table-cell office:value-type="float" office:value="4.83699942">
            <text:p>4,8369994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8">
            <text:p>148</text:p>
          </table:table-cell>
          <table:table-cell office:value-type="float" office:value="54.0058403">
            <text:p>54,0058403</text:p>
          </table:table-cell>
          <table:table-cell office:value-type="float" office:value="124">
            <text:p>124</text:p>
          </table:table-cell>
          <table:table-cell office:value-type="float" office:value="4.81070089">
            <text:p>4,8107008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49">
            <text:p>149</text:p>
          </table:table-cell>
          <table:table-cell office:value-type="float" office:value="57.8985405">
            <text:p>57,8985405</text:p>
          </table:table-cell>
          <table:table-cell office:value-type="float" office:value="124">
            <text:p>124</text:p>
          </table:table-cell>
          <table:table-cell office:value-type="float" office:value="4.78758621">
            <text:p>4,78758621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0">
            <text:p>150</text:p>
          </table:table-cell>
          <table:table-cell office:value-type="float" office:value="58.0999031">
            <text:p>58,0999031</text:p>
          </table:table-cell>
          <table:table-cell office:value-type="float" office:value="124">
            <text:p>124</text:p>
          </table:table-cell>
          <table:table-cell office:value-type="float" office:value="4.7300601">
            <text:p>4,7300601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1">
            <text:p>151</text:p>
          </table:table-cell>
          <table:table-cell office:value-type="float" office:value="59.9007034">
            <text:p>59,9007034</text:p>
          </table:table-cell>
          <table:table-cell office:value-type="float" office:value="124">
            <text:p>124</text:p>
          </table:table-cell>
          <table:table-cell office:value-type="float" office:value="4.69689417">
            <text:p>4,6968941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2">
            <text:p>152</text:p>
          </table:table-cell>
          <table:table-cell office:value-type="float" office:value="58.4747734">
            <text:p>58,4747734</text:p>
          </table:table-cell>
          <table:table-cell office:value-type="float" office:value="124">
            <text:p>124</text:p>
          </table:table-cell>
          <table:table-cell office:value-type="float" office:value="4.56460619">
            <text:p>4,5646061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3">
            <text:p>153</text:p>
          </table:table-cell>
          <table:table-cell office:value-type="float" office:value="65.9406433">
            <text:p>65,9406433</text:p>
          </table:table-cell>
          <table:table-cell office:value-type="float" office:value="124">
            <text:p>124</text:p>
          </table:table-cell>
          <table:table-cell office:value-type="float" office:value="4.76129055">
            <text:p>4,7612905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4">
            <text:p>154</text:p>
          </table:table-cell>
          <table:table-cell office:value-type="float" office:value="61.1917648">
            <text:p>61,1917648</text:p>
          </table:table-cell>
          <table:table-cell office:value-type="float" office:value="124">
            <text:p>124</text:p>
          </table:table-cell>
          <table:table-cell office:value-type="float" office:value="4.85241222">
            <text:p>4,8524122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5">
            <text:p>155</text:p>
          </table:table-cell>
          <table:table-cell office:value-type="float" office:value="53.9195786">
            <text:p>53,9195786</text:p>
          </table:table-cell>
          <table:table-cell office:value-type="float" office:value="124">
            <text:p>124</text:p>
          </table:table-cell>
          <table:table-cell office:value-type="float" office:value="4.81306648">
            <text:p>4,8130664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6">
            <text:p>156</text:p>
          </table:table-cell>
          <table:table-cell office:value-type="float" office:value="45.2767448">
            <text:p>45,2767448</text:p>
          </table:table-cell>
          <table:table-cell office:value-type="float" office:value="124">
            <text:p>124</text:p>
          </table:table-cell>
          <table:table-cell office:value-type="float" office:value="4.76319599">
            <text:p>4,7631959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7">
            <text:p>157</text:p>
          </table:table-cell>
          <table:table-cell office:value-type="float" office:value="48.9815369">
            <text:p>48,9815369</text:p>
          </table:table-cell>
          <table:table-cell office:value-type="float" office:value="124">
            <text:p>124</text:p>
          </table:table-cell>
          <table:table-cell office:value-type="float" office:value="4.89568233">
            <text:p>4,8956823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8">
            <text:p>158</text:p>
          </table:table-cell>
          <table:table-cell office:value-type="float" office:value="43.6950417">
            <text:p>43,6950417</text:p>
          </table:table-cell>
          <table:table-cell office:value-type="float" office:value="124">
            <text:p>124</text:p>
          </table:table-cell>
          <table:table-cell office:value-type="float" office:value="4.86116552">
            <text:p>4,8611655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59">
            <text:p>159</text:p>
          </table:table-cell>
          <table:table-cell office:value-type="float" office:value="39.8546486">
            <text:p>39,8546486</text:p>
          </table:table-cell>
          <table:table-cell office:value-type="float" office:value="20.666666">
            <text:p>20,666666</text:p>
          </table:table-cell>
          <table:table-cell office:value-type="float" office:value="3.18561029">
            <text:p>3,1856102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0">
            <text:p>160</text:p>
          </table:table-cell>
          <table:table-cell office:value-type="float" office:value="46.0060997">
            <text:p>46,0060997</text:p>
          </table:table-cell>
          <table:table-cell office:value-type="float" office:value="124">
            <text:p>124</text:p>
          </table:table-cell>
          <table:table-cell office:value-type="float" office:value="4.79958248">
            <text:p>4,7995824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1">
            <text:p>161</text:p>
          </table:table-cell>
          <table:table-cell office:value-type="float" office:value="40.4503098">
            <text:p>40,4503098</text:p>
          </table:table-cell>
          <table:table-cell office:value-type="float" office:value="124">
            <text:p>124</text:p>
          </table:table-cell>
          <table:table-cell office:value-type="float" office:value="4.80585766">
            <text:p>4,8058576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2">
            <text:p>162</text:p>
          </table:table-cell>
          <table:table-cell office:value-type="float" office:value="36.8845787">
            <text:p>36,8845787</text:p>
          </table:table-cell>
          <table:table-cell office:value-type="float" office:value="124">
            <text:p>124</text:p>
          </table:table-cell>
          <table:table-cell office:value-type="float" office:value="4.78469515">
            <text:p>4,784695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3">
            <text:p>163</text:p>
          </table:table-cell>
          <table:table-cell office:value-type="float" office:value="37.6221085">
            <text:p>37,6221085</text:p>
          </table:table-cell>
          <table:table-cell office:value-type="float" office:value="124">
            <text:p>124</text:p>
          </table:table-cell>
          <table:table-cell office:value-type="float" office:value="4.71238518">
            <text:p>4,7123851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4">
            <text:p>164</text:p>
          </table:table-cell>
          <table:table-cell office:value-type="float" office:value="40.2210197">
            <text:p>40,2210197</text:p>
          </table:table-cell>
          <table:table-cell office:value-type="float" office:value="20.666666">
            <text:p>20,666666</text:p>
          </table:table-cell>
          <table:table-cell office:value-type="float" office:value="2.6755898">
            <text:p>2,675589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5">
            <text:p>165</text:p>
          </table:table-cell>
          <table:table-cell office:value-type="float" office:value="40.4057236">
            <text:p>40,4057236</text:p>
          </table:table-cell>
          <table:table-cell office:value-type="float" office:value="20.666666">
            <text:p>20,666666</text:p>
          </table:table-cell>
          <table:table-cell office:value-type="float" office:value="2.69785976">
            <text:p>2,6978597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6">
            <text:p>166</text:p>
          </table:table-cell>
          <table:table-cell office:value-type="float" office:value="35.2216568">
            <text:p>35,2216568</text:p>
          </table:table-cell>
          <table:table-cell office:value-type="float" office:value="62">
            <text:p>62</text:p>
          </table:table-cell>
          <table:table-cell office:value-type="float" office:value="3.58285761">
            <text:p>3,58285761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7">
            <text:p>167</text:p>
          </table:table-cell>
          <table:table-cell office:value-type="float" office:value="37.3444176">
            <text:p>37,3444176</text:p>
          </table:table-cell>
          <table:table-cell office:value-type="float" office:value="124">
            <text:p>124</text:p>
          </table:table-cell>
          <table:table-cell office:value-type="float" office:value="5.10849953">
            <text:p>5,1084995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8">
            <text:p>168</text:p>
          </table:table-cell>
          <table:table-cell office:value-type="float" office:value="48.1059685">
            <text:p>48,1059685</text:p>
          </table:table-cell>
          <table:table-cell office:value-type="float" office:value="62">
            <text:p>62</text:p>
          </table:table-cell>
          <table:table-cell office:value-type="float" office:value="3.57830572">
            <text:p>3,5783057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69">
            <text:p>169</text:p>
          </table:table-cell>
          <table:table-cell office:value-type="float" office:value="61.5329437">
            <text:p>61,5329437</text:p>
          </table:table-cell>
          <table:table-cell office:value-type="float" office:value="62">
            <text:p>62</text:p>
          </table:table-cell>
          <table:table-cell office:value-type="float" office:value="3.49011469">
            <text:p>3,4901146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0">
            <text:p>170</text:p>
          </table:table-cell>
          <table:table-cell office:value-type="float" office:value="65.2712936">
            <text:p>65,2712936</text:p>
          </table:table-cell>
          <table:table-cell office:value-type="float" office:value="62">
            <text:p>62</text:p>
          </table:table-cell>
          <table:table-cell office:value-type="float" office:value="3.33170581">
            <text:p>3,33170581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1">
            <text:p>171</text:p>
          </table:table-cell>
          <table:table-cell office:value-type="float" office:value="70.8262482">
            <text:p>70,8262482</text:p>
          </table:table-cell>
          <table:table-cell office:value-type="float" office:value="62">
            <text:p>62</text:p>
          </table:table-cell>
          <table:table-cell office:value-type="float" office:value="3.32392049">
            <text:p>3,3239204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2">
            <text:p>172</text:p>
          </table:table-cell>
          <table:table-cell office:value-type="float" office:value="73.687706">
            <text:p>73,687706</text:p>
          </table:table-cell>
          <table:table-cell office:value-type="float" office:value="62">
            <text:p>62</text:p>
          </table:table-cell>
          <table:table-cell office:value-type="float" office:value="3.36513615">
            <text:p>3,3651361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3">
            <text:p>173</text:p>
          </table:table-cell>
          <table:table-cell office:value-type="float" office:value="73.2134628">
            <text:p>73,2134628</text:p>
          </table:table-cell>
          <table:table-cell office:value-type="float" office:value="62">
            <text:p>62</text:p>
          </table:table-cell>
          <table:table-cell office:value-type="float" office:value="3.27812123">
            <text:p>3,278121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4">
            <text:p>174</text:p>
          </table:table-cell>
          <table:table-cell office:value-type="float" office:value="71.6800613">
            <text:p>71,6800613</text:p>
          </table:table-cell>
          <table:table-cell office:value-type="float" office:value="62">
            <text:p>62</text:p>
          </table:table-cell>
          <table:table-cell office:value-type="float" office:value="3.19417787">
            <text:p>3,1941778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5">
            <text:p>175</text:p>
          </table:table-cell>
          <table:table-cell office:value-type="float" office:value="71.7390823">
            <text:p>71,7390823</text:p>
          </table:table-cell>
          <table:table-cell office:value-type="float" office:value="62">
            <text:p>62</text:p>
          </table:table-cell>
          <table:table-cell office:value-type="float" office:value="3.17374063">
            <text:p>3,1737406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6">
            <text:p>176</text:p>
          </table:table-cell>
          <table:table-cell office:value-type="float" office:value="67.7086258">
            <text:p>67,7086258</text:p>
          </table:table-cell>
          <table:table-cell office:value-type="float" office:value="62">
            <text:p>62</text:p>
          </table:table-cell>
          <table:table-cell office:value-type="float" office:value="3.06555462">
            <text:p>3,0655546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7">
            <text:p>177</text:p>
          </table:table-cell>
          <table:table-cell office:value-type="float" office:value="61.8048706">
            <text:p>61,8048706</text:p>
          </table:table-cell>
          <table:table-cell office:value-type="float" office:value="62">
            <text:p>62</text:p>
          </table:table-cell>
          <table:table-cell office:value-type="float" office:value="3.04704237">
            <text:p>3,0470423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8">
            <text:p>178</text:p>
          </table:table-cell>
          <table:table-cell office:value-type="float" office:value="64.0493164">
            <text:p>64,0493164</text:p>
          </table:table-cell>
          <table:table-cell office:value-type="float" office:value="62">
            <text:p>62</text:p>
          </table:table-cell>
          <table:table-cell office:value-type="float" office:value="2.9744432">
            <text:p>2,974443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9">
            <text:p>179</text:p>
          </table:table-cell>
          <table:table-cell office:value-type="float" office:value="67.0035629">
            <text:p>67,0035629</text:p>
          </table:table-cell>
          <table:table-cell office:value-type="float" office:value="62">
            <text:p>62</text:p>
          </table:table-cell>
          <table:table-cell office:value-type="float" office:value="2.94200921">
            <text:p>2,94200921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0">
            <text:p>180</text:p>
          </table:table-cell>
          <table:table-cell office:value-type="float" office:value="65.4997101">
            <text:p>65,4997101</text:p>
          </table:table-cell>
          <table:table-cell office:value-type="float" office:value="62">
            <text:p>62</text:p>
          </table:table-cell>
          <table:table-cell office:value-type="float" office:value="2.90177464">
            <text:p>2,9017746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1">
            <text:p>181</text:p>
          </table:table-cell>
          <table:table-cell office:value-type="float" office:value="58.6155319">
            <text:p>58,6155319</text:p>
          </table:table-cell>
          <table:table-cell office:value-type="float" office:value="62">
            <text:p>62</text:p>
          </table:table-cell>
          <table:table-cell office:value-type="float" office:value="2.9573667">
            <text:p>2,957366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2">
            <text:p>182</text:p>
          </table:table-cell>
          <table:table-cell office:value-type="float" office:value="67.8799744">
            <text:p>67,8799744</text:p>
          </table:table-cell>
          <table:table-cell office:value-type="float" office:value="62">
            <text:p>62</text:p>
          </table:table-cell>
          <table:table-cell office:value-type="float" office:value="2.89054894">
            <text:p>2,89054894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3">
            <text:p>183</text:p>
          </table:table-cell>
          <table:table-cell office:value-type="float" office:value="67.3827438">
            <text:p>67,3827438</text:p>
          </table:table-cell>
          <table:table-cell office:value-type="float" office:value="62">
            <text:p>62</text:p>
          </table:table-cell>
          <table:table-cell office:value-type="float" office:value="2.74912167">
            <text:p>2,7491216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4">
            <text:p>184</text:p>
          </table:table-cell>
          <table:table-cell office:value-type="float" office:value="69.6791534">
            <text:p>69,6791534</text:p>
          </table:table-cell>
          <table:table-cell office:value-type="float" office:value="62">
            <text:p>62</text:p>
          </table:table-cell>
          <table:table-cell office:value-type="float" office:value="2.76107955">
            <text:p>2,76107955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5">
            <text:p>185</text:p>
          </table:table-cell>
          <table:table-cell office:value-type="float" office:value="55.2870636">
            <text:p>55,2870636</text:p>
          </table:table-cell>
          <table:table-cell office:value-type="float" office:value="62">
            <text:p>62</text:p>
          </table:table-cell>
          <table:table-cell office:value-type="float" office:value="2.72012472">
            <text:p>2,7201247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6">
            <text:p>186</text:p>
          </table:table-cell>
          <table:table-cell office:value-type="float" office:value="50.1095314">
            <text:p>50,1095314</text:p>
          </table:table-cell>
          <table:table-cell office:value-type="float" office:value="62">
            <text:p>62</text:p>
          </table:table-cell>
          <table:table-cell office:value-type="float" office:value="2.64902806">
            <text:p>2,6490280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7">
            <text:p>187</text:p>
          </table:table-cell>
          <table:table-cell office:value-type="float" office:value="46.3543205">
            <text:p>46,3543205</text:p>
          </table:table-cell>
          <table:table-cell office:value-type="float" office:value="62">
            <text:p>62</text:p>
          </table:table-cell>
          <table:table-cell office:value-type="float" office:value="2.77455187">
            <text:p>2,7745518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8">
            <text:p>188</text:p>
          </table:table-cell>
          <table:table-cell office:value-type="float" office:value="51.3452797">
            <text:p>51,3452797</text:p>
          </table:table-cell>
          <table:table-cell office:value-type="float" office:value="62">
            <text:p>62</text:p>
          </table:table-cell>
          <table:table-cell office:value-type="float" office:value="2.9316678">
            <text:p>2,931667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89">
            <text:p>189</text:p>
          </table:table-cell>
          <table:table-cell office:value-type="float" office:value="51.4615669">
            <text:p>51,4615669</text:p>
          </table:table-cell>
          <table:table-cell office:value-type="float" office:value="124">
            <text:p>124</text:p>
          </table:table-cell>
          <table:table-cell office:value-type="float" office:value="4.12344027">
            <text:p>4,1234402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0">
            <text:p>190</text:p>
          </table:table-cell>
          <table:table-cell office:value-type="float" office:value="48.4359055">
            <text:p>48,4359055</text:p>
          </table:table-cell>
          <table:table-cell office:value-type="float" office:value="62">
            <text:p>62</text:p>
          </table:table-cell>
          <table:table-cell office:value-type="float" office:value="2.99008083">
            <text:p>2,99008083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1">
            <text:p>191</text:p>
          </table:table-cell>
          <table:table-cell office:value-type="float" office:value="51.4364204">
            <text:p>51,4364204</text:p>
          </table:table-cell>
          <table:table-cell office:value-type="float" office:value="31">
            <text:p>31</text:p>
          </table:table-cell>
          <table:table-cell office:value-type="float" office:value="2.83092117">
            <text:p>2,83092117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2">
            <text:p>192</text:p>
          </table:table-cell>
          <table:table-cell office:value-type="float" office:value="47.7773514">
            <text:p>47,7773514</text:p>
          </table:table-cell>
          <table:table-cell office:value-type="float" office:value="31">
            <text:p>31</text:p>
          </table:table-cell>
          <table:table-cell office:value-type="float" office:value="2.74759769">
            <text:p>2,7475976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3">
            <text:p>193</text:p>
          </table:table-cell>
          <table:table-cell office:value-type="float" office:value="53.1208076">
            <text:p>53,1208076</text:p>
          </table:table-cell>
          <table:table-cell office:value-type="float" office:value="124">
            <text:p>124</text:p>
          </table:table-cell>
          <table:table-cell office:value-type="float" office:value="4.13695002">
            <text:p>4,13695002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4">
            <text:p>194</text:p>
          </table:table-cell>
          <table:table-cell office:value-type="float" office:value="59.3555412">
            <text:p>59,3555412</text:p>
          </table:table-cell>
          <table:table-cell office:value-type="float" office:value="31">
            <text:p>31</text:p>
          </table:table-cell>
          <table:table-cell office:value-type="float" office:value="2.51258898">
            <text:p>2,5125889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5">
            <text:p>195</text:p>
          </table:table-cell>
          <table:table-cell office:value-type="float" office:value="64.0244217">
            <text:p>64,0244217</text:p>
          </table:table-cell>
          <table:table-cell office:value-type="float" office:value="31">
            <text:p>31</text:p>
          </table:table-cell>
          <table:table-cell office:value-type="float" office:value="2.6605649">
            <text:p>2,6605649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6">
            <text:p>196</text:p>
          </table:table-cell>
          <table:table-cell office:value-type="float" office:value="51.280159">
            <text:p>51,280159</text:p>
          </table:table-cell>
          <table:table-cell office:value-type="float" office:value="31">
            <text:p>31</text:p>
          </table:table-cell>
          <table:table-cell office:value-type="float" office:value="2.55477118">
            <text:p>2,55477118</text:p>
          </table:table-cell>
          <table:table-cell table:number-columns-repeated="4"/>
        </table:table-row>
        <table:table-row table:style-name="ro2">
          <table:table-cell/>
          <table:table-cell office:value-type="float" office:value="197">
            <text:p>197</text:p>
          </table:table-cell>
          <table:table-cell office:value-type="float" office:value="56.2654305">
            <text:p>56,2654305</text:p>
          </table:table-cell>
          <table:table-cell office:value-type="float" office:value="31">
            <text:p>31</text:p>
          </table:table-cell>
          <table:table-cell office:value-type="float" office:value="2.58091474">
            <text:p>2,58091474</text:p>
          </table:table-cell>
          <table:table-cell table:number-columns-repeated="4"/>
        </table:table-row>
      </table:table>
      <table:table table:name="Feuille2" table:style-name="ta1">
        <table:shapes>
          <draw:frame draw:z-index="0" draw:style-name="gr1" draw:text-style-name="P1" svg:width="26.771cm" svg:height="17.094cm" svg:x="15.384cm" svg:y="1.406cm">
            <draw:object draw:notify-on-update-of-ranges="Feuille2.A7:Feuille2.A68 Feuille2.B7:Feuille2.B6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29.932cm" svg:height="16.708cm" svg:x="14.74cm" svg:y="19.038cm">
            <draw:object draw:notify-on-update-of-ranges="Feuille2.A12:Feuille2.A63 Feuille2.C12:Feuille2.C63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28.094cm" svg:height="20.352cm" svg:x="13.578cm" svg:y="35.319cm">
            <draw:object draw:notify-on-update-of-ranges="Feuille2.A7:Feuille2.A68 Feuille2.C7:Feuille2.C68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2"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AVERAGE([.B4:.B10])" office:value-type="float" office:value="5.28571428571429">
            <text:p>5,2857142857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table:formula="of:=AVERAGE([.B5:.B11])" office:value-type="float" office:value="6.28571428571429">
            <text:p>6,2857142857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table:formula="of:=AVERAGE([.B6:.B12])" office:value-type="float" office:value="6.57142857142857">
            <text:p>6,5714285714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formula="of:=AVERAGE([.B7:.B13])" office:value-type="float" office:value="6.85714285714286">
            <text:p>6,857142857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formula="of:=AVERAGE([.B8:.B14])" office:value-type="float" office:value="6.28571428571429">
            <text:p>6,2857142857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formula="of:=AVERAGE([.B9:.B15])" office:value-type="float" office:value="4.85714285714286">
            <text:p>4,857142857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AVERAGE([.B10:.B16])" office:value-type="float" office:value="3.42857142857143">
            <text:p>3,4285714286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table:formula="of:=AVERAGE([.B11:.B17])" office:value-type="float" office:value="1.85714285714286">
            <text:p>1,857142857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table:formula="of:=AVERAGE([.B12:.B18])" office:value-type="float" office:value="1">
            <text:p>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formula="of:=AVERAGE([.B13:.B19])" office:value-type="float" office:value="0.571428571428571">
            <text:p>0,5714285714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formula="of:=AVERAGE([.B14:.B20])" office:value-type="float" office:value="0.285714285714286">
            <text:p>0,2857142857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table:formula="of:=AVERAGE([.B15:.B21])" office:value-type="float" office:value="0.285714285714286">
            <text:p>0,2857142857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formula="of:=AVERAGE([.B16:.B22])" office:value-type="float" office:value="0.285714285714286">
            <text:p>0,2857142857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0">
            <text:p>0</text:p>
          </table:table-cell>
          <table:table-cell table:formula="of:=AVERAGE([.B17:.B23])" office:value-type="float" office:value="0.285714285714286">
            <text:p>0,2857142857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formula="of:=AVERAGE([.B18:.B24])" office:value-type="float" office:value="0.285714285714286">
            <text:p>0,2857142857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0">
            <text:p>0</text:p>
          </table:table-cell>
          <table:table-cell table:formula="of:=AVERAGE([.B19:.B25])" office:value-type="float" office:value="0.142857142857143">
            <text:p>0,1428571429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table:formula="of:=AVERAGE([.B20:.B26])" office:value-type="float" office:value="0">
            <text:p>0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table:formula="of:=AVERAGE([.B21:.B27])" office:value-type="float" office:value="0">
            <text:p>0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table:formula="of:=AVERAGE([.B22:.B28])" office:value-type="float" office:value="0">
            <text:p>0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formula="of:=AVERAGE([.B23:.B29])" office:value-type="float" office:value="0">
            <text:p>0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table:formula="of:=AVERAGE([.B24:.B30])" office:value-type="float" office:value="0">
            <text:p>0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table:formula="of:=AVERAGE([.B25:.B31])" office:value-type="float" office:value="0">
            <text:p>0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table:formula="of:=AVERAGE([.B26:.B32])" office:value-type="float" office:value="0.428571428571429">
            <text:p>0,4285714286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table:formula="of:=AVERAGE([.B27:.B33])" office:value-type="float" office:value="1">
            <text:p>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table:formula="of:=AVERAGE([.B28:.B34])" office:value-type="float" office:value="1.71428571428571">
            <text:p>1,7142857143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table:formula="of:=AVERAGE([.B29:.B35])" office:value-type="float" office:value="2">
            <text:p>2</text:p>
          </table:table-cell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table:formula="of:=AVERAGE([.B30:.B36])" office:value-type="float" office:value="2.85714285714286">
            <text:p>2,8571428571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table:formula="of:=AVERAGE([.B31:.B37])" office:value-type="float" office:value="3.14285714285714">
            <text:p>3,1428571429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table:formula="of:=AVERAGE([.B32:.B38])" office:value-type="float" office:value="3.57142857142857">
            <text:p>3,5714285714</text:p>
          </table:table-cell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6">
            <text:p>6</text:p>
          </table:table-cell>
          <table:table-cell table:formula="of:=AVERAGE([.B33:.B39])" office:value-type="float" office:value="3.57142857142857">
            <text:p>3,5714285714</text:p>
          </table:table-cell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">
            <text:p>2</text:p>
          </table:table-cell>
          <table:table-cell table:formula="of:=AVERAGE([.B34:.B40])" office:value-type="float" office:value="3.57142857142857">
            <text:p>3,5714285714</text:p>
          </table:table-cell>
        </table:table-row>
        <table:table-row table:style-name="ro2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table:formula="of:=AVERAGE([.B35:.B41])" office:value-type="float" office:value="3.42857142857143">
            <text:p>3,4285714286</text:p>
          </table:table-cell>
        </table:table-row>
        <table:table-row table:style-name="ro2"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table:formula="of:=AVERAGE([.B36:.B42])" office:value-type="float" office:value="3.57142857142857">
            <text:p>3,5714285714</text:p>
          </table:table-cell>
        </table:table-row>
        <table:table-row table:style-name="ro2"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table:formula="of:=AVERAGE([.B37:.B43])" office:value-type="float" office:value="2.71428571428571">
            <text:p>2,7142857143</text:p>
          </table:table-cell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table:formula="of:=AVERAGE([.B38:.B44])" office:value-type="float" office:value="2.85714285714286">
            <text:p>2,8571428571</text:p>
          </table:table-cell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table:formula="of:=AVERAGE([.B39:.B45])" office:value-type="float" office:value="2.57142857142857">
            <text:p>2,5714285714</text:p>
          </table:table-cell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table:formula="of:=AVERAGE([.B40:.B46])" office:value-type="float" office:value="2.14285714285714">
            <text:p>2,1428571429</text:p>
          </table:table-cell>
        </table:table-row>
        <table:table-row table:style-name="ro2"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table:formula="of:=AVERAGE([.B41:.B47])" office:value-type="float" office:value="1.57142857142857">
            <text:p>1,5714285714</text:p>
          </table:table-cell>
        </table:table-row>
        <table:table-row table:style-name="ro2">
          <table:table-cell office:value-type="float" office:value="39">
            <text:p>39</text:p>
          </table:table-cell>
          <table:table-cell office:value-type="float" office:value="1">
            <text:p>1</text:p>
          </table:table-cell>
          <table:table-cell table:formula="of:=AVERAGE([.B42:.B48])" office:value-type="float" office:value="1.28571428571429">
            <text:p>1,2857142857</text:p>
          </table:table-cell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formula="of:=AVERAGE([.B43:.B49])" office:value-type="float" office:value="1">
            <text:p>1</text:p>
          </table:table-cell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table:formula="of:=AVERAGE([.B44:.B50])" office:value-type="float" office:value="1.71428571428571">
            <text:p>1,7142857143</text:p>
          </table:table-cell>
        </table:table-row>
        <table:table-row table:style-name="ro2"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table:formula="of:=AVERAGE([.B45:.B51])" office:value-type="float" office:value="2.28571428571429">
            <text:p>2,2857142857</text:p>
          </table:table-cell>
        </table:table-row>
        <table:table-row table:style-name="ro2"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table:formula="of:=AVERAGE([.B46:.B52])" office:value-type="float" office:value="3">
            <text:p>3</text:p>
          </table:table-cell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table:formula="of:=AVERAGE([.B47:.B53])" office:value-type="float" office:value="4">
            <text:p>4</text:p>
          </table:table-cell>
        </table:table-row>
        <table:table-row table:style-name="ro2">
          <table:table-cell office:value-type="float" office:value="45">
            <text:p>45</text:p>
          </table:table-cell>
          <table:table-cell office:value-type="float" office:value="7">
            <text:p>7</text:p>
          </table:table-cell>
          <table:table-cell table:formula="of:=AVERAGE([.B48:.B54])" office:value-type="float" office:value="5.71428571428571">
            <text:p>5,7142857143</text:p>
          </table:table-cell>
        </table:table-row>
        <table:table-row table:style-name="ro2"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table:formula="of:=AVERAGE([.B49:.B55])" office:value-type="float" office:value="8.14285714285714">
            <text:p>8,1428571429</text:p>
          </table:table-cell>
        </table:table-row>
        <table:table-row table:style-name="ro2"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table:formula="of:=AVERAGE([.B50:.B56])" office:value-type="float" office:value="9.28571428571429">
            <text:p>9,2857142857</text:p>
          </table:table-cell>
        </table:table-row>
        <table:table-row table:style-name="ro2">
          <table:table-cell office:value-type="float" office:value="48">
            <text:p>48</text:p>
          </table:table-cell>
          <table:table-cell office:value-type="float" office:value="12">
            <text:p>12</text:p>
          </table:table-cell>
          <table:table-cell table:formula="of:=AVERAGE([.B51:.B57])" office:value-type="float" office:value="10.1428571428571">
            <text:p>10,1428571429</text:p>
          </table:table-cell>
        </table:table-row>
        <table:table-row table:style-name="ro2">
          <table:table-cell office:value-type="float" office:value="49">
            <text:p>49</text:p>
          </table:table-cell>
          <table:table-cell office:value-type="float" office:value="19">
            <text:p>19</text:p>
          </table:table-cell>
          <table:table-cell table:formula="of:=AVERAGE([.B52:.B58])" office:value-type="float" office:value="10.1428571428571">
            <text:p>10,1428571429</text:p>
          </table:table-cell>
        </table:table-row>
        <table:table-row table:style-name="ro2"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formula="of:=AVERAGE([.B53:.B59])" office:value-type="float" office:value="9.71428571428571">
            <text:p>9,7142857143</text:p>
          </table:table-cell>
        </table:table-row>
        <table:table-row table:style-name="ro2">
          <table:table-cell office:value-type="float" office:value="51">
            <text:p>51</text:p>
          </table:table-cell>
          <table:table-cell office:value-type="float" office:value="11">
            <text:p>11</text:p>
          </table:table-cell>
          <table:table-cell table:formula="of:=AVERAGE([.B54:.B60])" office:value-type="float" office:value="9.42857142857143">
            <text:p>9,4285714286</text:p>
          </table:table-cell>
        </table:table-row>
        <table:table-row table:style-name="ro2">
          <table:table-cell office:value-type="float" office:value="52">
            <text:p>52</text:p>
          </table:table-cell>
          <table:table-cell office:value-type="float" office:value="7">
            <text:p>7</text:p>
          </table:table-cell>
          <table:table-cell table:formula="of:=AVERAGE([.B55:.B61])" office:value-type="float" office:value="8.28571428571429">
            <text:p>8,2857142857</text:p>
          </table:table-cell>
        </table:table-row>
        <table:table-row table:style-name="ro2"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table:formula="of:=AVERAGE([.B56:.B62])" office:value-type="float" office:value="5.85714285714286">
            <text:p>5,8571428571</text:p>
          </table:table-cell>
        </table:table-row>
        <table:table-row table:style-name="ro2"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table:formula="of:=AVERAGE([.B57:.B63])" office:value-type="float" office:value="4.57142857142857">
            <text:p>4,5714285714</text:p>
          </table:table-cell>
        </table:table-row>
        <table:table-row table:style-name="ro2">
          <table:table-cell office:value-type="float" office:value="55">
            <text:p>55</text:p>
          </table:table-cell>
          <table:table-cell office:value-type="float" office:value="4">
            <text:p>4</text:p>
          </table:table-cell>
          <table:table-cell table:formula="of:=AVERAGE([.B58:.B64])" office:value-type="float" office:value="3">
            <text:p>3</text:p>
          </table:table-cell>
        </table:table-row>
        <table:table-row table:style-name="ro2"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table:formula="of:=AVERAGE([.B59:.B65])" office:value-type="float" office:value="2.14285714285714">
            <text:p>2,1428571429</text:p>
          </table:table-cell>
        </table:table-row>
        <table:table-row table:style-name="ro2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table:formula="of:=AVERAGE([.B60:.B66])" office:value-type="float" office:value="1.71428571428571">
            <text:p>1,7142857143</text:p>
          </table:table-cell>
        </table:table-row>
        <table:table-row table:style-name="ro2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table:formula="of:=AVERAGE([.B61:.B67])" office:value-type="float" office:value="1.28571428571429">
            <text:p>1,2857142857</text:p>
          </table:table-cell>
        </table:table-row>
        <table:table-row table:style-name="ro2"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table:formula="of:=AVERAGE([.B62:.B68])" office:value-type="float" office:value="0.714285714285714">
            <text:p>0,7142857143</text:p>
          </table:table-cell>
        </table:table-row>
        <table:table-row table:style-name="ro2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table:formula="of:=AVERAGE([.B63:.B69])" office:value-type="float" office:value="1">
            <text:p>1</text:p>
          </table:table-cell>
        </table:table-row>
        <table:table-row table:style-name="ro2"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table:formula="of:=AVERAGE([.B64:.B70])" office:value-type="float" office:value="2.42857142857143">
            <text:p>2,4285714286</text:p>
          </table:table-cell>
        </table:table-row>
        <table:table-row table:style-name="ro2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table:formula="of:=AVERAGE([.B65:.B71])" office:value-type="float" office:value="3.85714285714286">
            <text:p>3,8571428571</text:p>
          </table:table-cell>
        </table:table-row>
        <table:table-row table:style-name="ro2">
          <table:table-cell/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float" office:value="10">
            <text:p>10</text:p>
          </table:table-cell>
          <table:table-cell/>
        </table:table-row>
        <table:table-row table:style-name="ro2">
          <table:table-cell/>
          <table:table-cell office:value-type="float" office:value="11">
            <text:p>11</text:p>
          </table:table-cell>
          <table:table-cell/>
        </table:table-row>
        <table:table-row table:style-name="ro2">
          <table:table-cell/>
          <table:table-cell office:value-type="float" office:value="7">
            <text:p>7</text:p>
          </table:table-cell>
          <table:table-cell/>
        </table:table-row>
        <table:table-row table:style-name="ro2">
          <table:table-cell/>
          <table:table-cell office:value-type="float" office:value="4">
            <text:p>4</text:p>
          </table:table-cell>
          <table:table-cell/>
        </table:table-row>
        <table:table-row table:style-name="ro2"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1">
            <text:p>1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</table:table-row>
        <table:table-row table:style-name="ro2">
          <table:table-cell/>
          <table:table-cell office:value-type="float" office:value="0">
            <text:p>0</text:p>
          </table:table-cell>
          <table:table-cell/>
        </table:table-row>
        <table:table-row table:style-name="ro2" table:number-rows-repeated="1048492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phycs </meta:initial-creator>
    <meta:creation-date>2014-04-10T09:38:53</meta:creation-date>
    <dc:date>2014-04-10T12:20:23</dc:date>
    <dc:creator>graphycs </dc:creator>
    <meta:editing-duration>PT54M10S</meta:editing-duration>
    <meta:editing-cycles>1</meta:editing-cycles>
    <meta:document-statistic meta:table-count="2" meta:cell-count="1113" meta:object-count="5"/>
    <meta:generator>LibreOffice/4.0.2.2$Linux_x86 LibreOffice_project/40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1cm" chart:symbol-height="0.1cm">
        <chart:symbol-image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2.255cm" svg:height="18.156cm" xlink:href=".." xlink:type="simple" chart:class="chart:scatter" chart:style-name="ch1">
        <chart:plot-area chart:style-name="ch2" table:cell-range-address="Feuille1.B3:Feuille1.B64 Feuille1.H3:Feuille1.H64" svg:x="1.095cm" svg:y="1.587cm" svg:width="29.87cm" svg:height="15.786cm">
          <chartooo:coordinate-region svg:x="1.716cm" svg:y="1.787cm" svg:width="29.062cm" svg:height="14.93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Feuille1.H3:Feuille1.H64" chart:class="chart:scatter">
            <chart:domain table:cell-range-address="Feuille1.B3:Feuille1.B64"/>
            <chart:data-point chart:repeated="6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1.B3:Feuille1.B64</svg:desc>
                </draw:g>
              </table:table-cell>
              <table:table-cell office:value-type="float" office:value="0">
                <text:p>0</text:p>
                <draw:g>
                  <svg:desc>Feuille1.H3:Feuille1.H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1cm" chart:symbol-height="0.1cm">
        <chart:symbol-image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32.61cm" svg:height="17.302cm" xlink:href=".." xlink:type="simple" chart:class="chart:scatter" chart:style-name="ch1">
        <chart:plot-area chart:style-name="ch2" table:cell-range-address="Feuille1.B6:Feuille1.B61 Feuille1.I6:Feuille1.I61" svg:x="1.102cm" svg:y="1.519cm" svg:width="30.204cm" svg:height="15.017cm">
          <chartooo:coordinate-region svg:x="1.723cm" svg:y="1.718cm" svg:width="29.396cm" svg:height="14.171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Feuille1.I6:Feuille1.I61" chart:class="chart:scatter">
            <chart:domain table:cell-range-address="Feuille1.B6:Feuille1.B61"/>
            <chart:data-point chart:repeated="56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  <table:table-cell office:value-type="string">
                <text:p>Colonne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euille1.B6:Feuille1.B61</svg:desc>
                </draw:g>
              </table:table-cell>
              <table:table-cell office:value-type="float" office:value="0">
                <text:p>0</text:p>
                <draw:g>
                  <svg:desc>Feuille1.I6:Feuille1.I6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.71428571428571">
                <text:p>1.714285714285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">
                <text:p>18</text:p>
              </table:table-cell>
              <table:table-cell office:value-type="float" office:value="6.42857142857143">
                <text:p>6.428571428571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">
                <text:p>19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">
                <text:p>20</text:p>
              </table:table-cell>
              <table:table-cell office:value-type="float" office:value="6.85714285714286">
                <text:p>6.857142857142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7.57142857142857">
                <text:p>7.571428571428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">
                <text:p>23</text:p>
              </table:table-cell>
              <table:table-cell office:value-type="float" office:value="9.28571428571429">
                <text:p>9.285714285714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10.4285714285714">
                <text:p>10.428571428571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">
                <text:p>26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8">
                <text:p>28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">
                <text:p>29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6.42857142857143">
                <text:p>6.428571428571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">
                <text:p>31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5.85714285714286">
                <text:p>5.857142857142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">
                <text:p>33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4">
                <text:p>34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5">
                <text:p>35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7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8">
                <text:p>38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9">
                <text:p>39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1">
                <text:p>41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2">
                <text:p>42</text:p>
              </table:table-cell>
              <table:table-cell office:value-type="float" office:value="2.14285714285714">
                <text:p>2.1428571428571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4">
                <text:p>44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6">
                <text:p>46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7">
                <text:p>47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8">
                <text:p>48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9">
                <text:p>49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>
        <chart:symbol-image/>
      </style:chart-properties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1cm" chart:symbol-height="0.1cm">
        <chart:symbol-image/>
      </style:chart-properties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6.772cm" svg:height="17.095cm" xlink:href=".." xlink:type="simple" chart:class="chart:scatter" chart:style-name="ch1">
        <chart:plot-area chart:style-name="ch2" table:cell-range-address="Feuille2.A7:Feuille2.B68" svg:x="0.985cm" svg:y="1.499cm" svg:width="24.717cm" svg:height="14.835cm">
          <chartooo:coordinate-region svg:x="1.606cm" svg:y="1.698cm" svg:width="23.91cm" svg:height="13.989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Feuille2.B7:Feuille2.B68" chart:class="chart:scatter">
            <chart:domain table:cell-range-address="Feuille2.A7:Feuille2.A68"/>
            <chart:data-point chart:repeated="6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2.A7:Feuille2.A68</svg:desc>
                </draw:g>
              </table:table-cell>
              <table:table-cell office:value-type="float" office:value="4">
                <text:p>4</text:p>
                <draw:g>
                  <svg:desc>Feuille2.B7:Feuille2.B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9.933cm" svg:height="16.709cm" xlink:href=".." xlink:type="simple" chart:class="chart:scatter" chart:style-name="ch1">
        <chart:plot-area chart:style-name="ch2" table:cell-range-address="Feuille2.A12:Feuille2.A63 Feuille2.C12:Feuille2.C63" svg:x="1.048cm" svg:y="1.471cm" svg:width="27.689cm" svg:height="14.484cm">
          <chartooo:coordinate-region svg:x="1.669cm" svg:y="1.671cm" svg:width="26.881cm" svg:height="13.63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Feuille2.C12:Feuille2.C63" chart:class="chart:scatter">
            <chart:domain table:cell-range-address="Feuille2.A12:Feuille2.A63"/>
            <chart:data-point chart:repeated="5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Feuille2.A12:Feuille2.A63</svg:desc>
                </draw:g>
              </table:table-cell>
              <table:table-cell office:value-type="float" office:value="4.85714285714286">
                <text:p>4.85714285714286</text:p>
                <draw:g>
                  <svg:desc>Feuille2.C12:Feuille2.C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1.85714285714286">
                <text:p>1.85714285714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">
                <text:p>16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3">
                <text:p>23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.71428571428571">
                <text:p>1.714285714285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">
                <text:p>28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">
                <text:p>30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">
                <text:p>31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3">
                <text:p>33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4">
                <text:p>34</text:p>
              </table:table-cell>
              <table:table-cell office:value-type="float" office:value="2.71428571428571">
                <text:p>2.714285714285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6">
                <text:p>36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7">
                <text:p>37</text:p>
              </table:table-cell>
              <table:table-cell office:value-type="float" office:value="2.14285714285714">
                <text:p>2.142857142857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8">
                <text:p>38</text:p>
              </table:table-cell>
              <table:table-cell office:value-type="float" office:value="1.57142857142857">
                <text:p>1.571428571428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9">
                <text:p>39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1">
                <text:p>41</text:p>
              </table:table-cell>
              <table:table-cell office:value-type="float" office:value="1.71428571428571">
                <text:p>1.714285714285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2">
                <text:p>42</text:p>
              </table:table-cell>
              <table:table-cell office:value-type="float" office:value="2.28571428571429">
                <text:p>2.2857142857142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">
                <text:p>45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6">
                <text:p>46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7">
                <text:p>47</text:p>
              </table:table-cell>
              <table:table-cell office:value-type="float" office:value="9.28571428571429">
                <text:p>9.285714285714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8">
                <text:p>48</text:p>
              </table:table-cell>
              <table:table-cell office:value-type="float" office:value="10.1428571428571">
                <text:p>10.142857142857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9">
                <text:p>49</text:p>
              </table:table-cell>
              <table:table-cell office:value-type="float" office:value="10.1428571428571">
                <text:p>10.142857142857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9.71428571428571">
                <text:p>9.714285714285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9.42857142857143">
                <text:p>9.4285714285714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2">
                <text:p>52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3">
                <text:p>53</text:p>
              </table:table-cell>
              <table:table-cell office:value-type="float" office:value="5.85714285714286">
                <text:p>5.857142857142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4">
                <text:p>54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5">
                <text:p>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6">
                <text:p>56</text:p>
              </table:table-cell>
              <table:table-cell office:value-type="float" office:value="2.14285714285714">
                <text:p>2.142857142857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7">
                <text:p>57</text:p>
              </table:table-cell>
              <table:table-cell office:value-type="float" office:value="1.71428571428571">
                <text:p>1.7142857142857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28.095cm" svg:height="20.353cm" xlink:href=".." xlink:type="simple" chart:class="chart:scatter" chart:style-name="ch1">
        <chart:plot-area chart:style-name="ch2" table:cell-range-address="Feuille2.A7:Feuille2.A68 Feuille2.C7:Feuille2.C68" svg:x="1.011cm" svg:y="1.763cm" svg:width="25.962cm" svg:height="17.763cm">
          <chartooo:coordinate-region svg:x="1.632cm" svg:y="1.962cm" svg:width="25.154cm" svg:height="16.91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Feuille2.C7:Feuille2.C68" chart:class="chart:scatter">
            <chart:domain table:cell-range-address="Feuille2.A7:Feuille2.A68"/>
            <chart:data-point chart:repeated="6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Colonne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Feuille2.A7:Feuille2.A68</svg:desc>
                </draw:g>
              </table:table-cell>
              <table:table-cell office:value-type="float" office:value="5.28571428571429">
                <text:p>5.28571428571429</text:p>
                <draw:g>
                  <svg:desc>Feuille2.C7:Feuille2.C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28571428571429">
                <text:p>6.285714285714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85714285714286">
                <text:p>6.8571428571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.28571428571429">
                <text:p>6.2857142857142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.85714285714286">
                <text:p>1.85714285714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.428571428571429">
                <text:p>0.4285714285714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.71428571428571">
                <text:p>1.714285714285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.71428571428571">
                <text:p>2.7142857142857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2.85714285714286">
                <text:p>2.8571428571428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2.14285714285714">
                <text:p>2.1428571428571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.57142857142857">
                <text:p>1.5714285714285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.71428571428571">
                <text:p>1.7142857142857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.28571428571429">
                <text:p>2.2857142857142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5.71428571428571">
                <text:p>5.7142857142857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9.28571428571429">
                <text:p>9.285714285714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0.1428571428571">
                <text:p>10.142857142857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10.1428571428571">
                <text:p>10.14285714285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9.71428571428571">
                <text:p>9.714285714285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9.42857142857143">
                <text:p>9.428571428571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.85714285714286">
                <text:p>5.857142857142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.14285714285714">
                <text:p>2.142857142857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.71428571428571">
                <text:p>1.7142857142857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0.714285714285714">
                <text:p>0.7142857142857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.42857142857143">
                <text:p>2.4285714285714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3.85714285714286">
                <text:p>3.8571428571428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